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padding="0.049cm" fo:border-left="none" fo:border-right="none" fo:border-top="0.018cm solid #000000" fo:border-bottom="non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ab-stops>
          <style:tab-stop style:position="2.117cm"/>
        </style:tab-stops>
      </style:paragraph-properties>
    </style:style>
    <style:style style:name="P4" style:family="paragraph" style:parent-style-name="Standard">
      <style:paragraph-properties fo:text-align="start" style:justify-single-word="false"/>
      <style:text-properties fo:font-size="14pt" style:font-size-asian="14pt" style:font-size-complex="14pt"/>
    </style:style>
    <style:style style:name="P5" style:family="paragraph" style:parent-style-name="Standard">
      <style:text-properties fo:font-size="20pt" fo:font-weight="bold" style:font-size-asian="20pt" style:font-weight-asian="bold" style:font-size-complex="20pt" style:font-weight-complex="bold"/>
    </style:style>
    <style:style style:name="P6" style:family="paragraph" style:parent-style-name="Text_20_body" style:list-style-name="WW8Num24"/>
    <style:style style:name="P7" style:family="paragraph" style:parent-style-name="Text_20_body" style:list-style-name="WW8Num40"/>
    <style:style style:name="P8" style:family="paragraph" style:parent-style-name="Text_20_body" style:list-style-name="WW8Num43"/>
    <style:style style:name="P9" style:family="paragraph" style:parent-style-name="Text_20_body" style:list-style-name="WW8Num27"/>
    <style:style style:name="P10" style:family="paragraph" style:parent-style-name="Text_20_body" style:list-style-name="WW8Num35"/>
    <style:style style:name="P11" style:family="paragraph" style:parent-style-name="Text_20_body" style:list-style-name="WW8Num51"/>
    <style:style style:name="P12" style:family="paragraph" style:parent-style-name="Text_20_body" style:list-style-name="WW8Num31"/>
    <style:style style:name="P13" style:family="paragraph" style:parent-style-name="Text_20_body" style:list-style-name="WW8Num14"/>
    <style:style style:name="P14" style:family="paragraph" style:parent-style-name="Text_20_body" style:list-style-name="WW8Num13"/>
    <style:style style:name="P15" style:family="paragraph" style:parent-style-name="Text_20_body" style:list-style-name="WW8Num47"/>
    <style:style style:name="P16" style:family="paragraph" style:parent-style-name="Text_20_body" style:list-style-name="WW8Num34"/>
    <style:style style:name="P17" style:family="paragraph" style:parent-style-name="Text_20_body" style:list-style-name="WW8Num19"/>
    <style:style style:name="P18" style:family="paragraph" style:parent-style-name="Text_20_body" style:list-style-name="WW8Num11"/>
    <style:style style:name="P19" style:family="paragraph" style:parent-style-name="Text_20_body" style:list-style-name="WW8Num49"/>
    <style:style style:name="P20" style:family="paragraph" style:parent-style-name="Text_20_body" style:list-style-name="WW8Num36"/>
    <style:style style:name="P21" style:family="paragraph" style:parent-style-name="Text_20_body" style:list-style-name="WW8Num16"/>
    <style:style style:name="P22" style:family="paragraph" style:parent-style-name="Text_20_body" style:list-style-name="WW8Num41"/>
    <style:style style:name="P23" style:family="paragraph" style:parent-style-name="Text_20_body">
      <style:text-properties fo:font-weight="bold" style:font-weight-asian="bold" style:font-weight-complex="bold"/>
    </style:style>
    <style:style style:name="P24" style:family="paragraph" style:parent-style-name="Text_20_body" style:list-style-name="WW8Num26"/>
    <style:style style:name="P25" style:family="paragraph" style:parent-style-name="Text_20_body" style:list-style-name="WW8Num48"/>
    <style:style style:name="P26" style:family="paragraph" style:parent-style-name="Text_20_body" style:list-style-name="WW8Num29"/>
    <style:style style:name="P27" style:family="paragraph" style:parent-style-name="Text_20_body" style:list-style-name="WW8Num15"/>
    <style:style style:name="P28" style:family="paragraph" style:parent-style-name="Text_20_body" style:list-style-name="WW8Num39"/>
    <style:style style:name="P29" style:family="paragraph" style:parent-style-name="Text_20_body" style:list-style-name="L1"/>
    <style:style style:name="P30" style:family="paragraph" style:parent-style-name="Text_20_body" style:list-style-name="WW8Num23"/>
    <style:style style:name="P31" style:family="paragraph" style:parent-style-name="Text_20_body" style:list-style-name="WW8Num17"/>
    <style:style style:name="P32" style:family="paragraph" style:parent-style-name="Text_20_body" style:list-style-name="WW8Num46"/>
    <style:style style:name="P33" style:family="paragraph" style:parent-style-name="Text_20_body" style:list-style-name="WW8Num21"/>
    <style:style style:name="P34" style:family="paragraph" style:parent-style-name="Text_20_body" style:list-style-name="WW8Num30"/>
    <style:style style:name="P35" style:family="paragraph" style:parent-style-name="Text_20_body" style:list-style-name="L2"/>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WW8Num20"/>
    <style:style style:name="P40" style:family="paragraph" style:parent-style-name="Text_20_body" style:list-style-name="WW8Num7"/>
    <style:style style:name="P41" style:family="paragraph" style:parent-style-name="Heading_20_2">
      <style:paragraph-properties fo:break-before="page"/>
    </style:style>
    <style:style style:name="P42" style:family="paragraph" style:parent-style-name="Heading_20_3">
      <style:paragraph-properties fo:break-before="page"/>
    </style:style>
    <style:style style:name="P43" style:family="paragraph" style:parent-style-name="Standard" style:master-page-name="First_20_Page">
      <style:paragraph-properties style:page-number="auto"/>
    </style:style>
    <style:style style:name="P44" style:family="paragraph" style:parent-style-name="Standard" style:list-style-name="WW8Num52"/>
    <style:style style:name="P45" style:family="paragraph" style:parent-style-name="Standard" style:list-style-name="WW8Num44"/>
    <style:style style:name="P46" style:family="paragraph" style:parent-style-name="Standard" style:list-style-name="WW8Num33"/>
    <style:style style:name="P47" style:family="paragraph" style:parent-style-name="Standard" style:list-style-name="WW8Num32"/>
    <style:style style:name="P48" style:family="paragraph" style:parent-style-name="Standard" style:list-style-name="WW8Num22"/>
    <style:style style:name="P49" style:family="paragraph" style:parent-style-name="Standard" style:list-style-name="WW8Num10"/>
    <style:style style:name="P50" style:family="paragraph" style:parent-style-name="Heading_20_4">
      <style:paragraph-properties fo:break-before="page"/>
    </style:style>
    <style:style style:name="P51" style:family="paragraph" style:parent-style-name="Contents_20_3">
      <style:paragraph-properties>
        <style:tab-stops>
          <style:tab-stop style:position="16cm" style:type="right" style:leader-style="dotted" style:leader-text="."/>
        </style:tab-stops>
      </style:paragraph-properties>
    </style:style>
    <style:style style:name="P52" style:family="paragraph" style:parent-style-name="Heading_20_1">
      <style:paragraph-properties fo:break-before="page"/>
    </style:style>
    <style:style style:name="P53" style:family="paragraph" style:parent-style-name="Contents_20_1">
      <style:paragraph-properties>
        <style:tab-stops>
          <style:tab-stop style:position="16.999cm" style:type="right" style:leader-style="dotted" style:leader-text="."/>
        </style:tab-stops>
      </style:paragraph-properties>
    </style:style>
    <style:style style:name="P54" style:family="paragraph" style:parent-style-name="Contents_20_2">
      <style:paragraph-properties>
        <style:tab-stops>
          <style:tab-stop style:position="16.499cm" style:type="right" style:leader-style="dotted" style:leader-text="."/>
        </style:tab-stops>
      </style:paragraph-properties>
    </style:style>
    <style:style style:name="P55" style:family="paragraph" style:parent-style-name="Contents_20_4">
      <style:paragraph-properties>
        <style:tab-stops>
          <style:tab-stop style:position="15.501cm" style:type="right" style:leader-style="dotted" style:leader-text="."/>
        </style:tab-stops>
      </style:paragraph-properties>
    </style:style>
    <style:style style:name="T1" style:family="text">
      <style:text-properties style:font-name="Courier New1" style:font-name-complex="Courier New1"/>
    </style:style>
    <style:style style:name="T2" style:family="text">
      <style:text-properties style:font-name="Courier New1" fo:font-style="italic" style:font-style-asian="italic" style:font-name-complex="Courier New1"/>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style:font-name="Courier New2"/>
    </style:style>
    <style:style style:name="T6" style:family="text">
      <style:text-properties style:font-name="Courier New2"/>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text:title>Coding Conventions</text:title></text:p>
      <text:p text:style-name="P4"><text:subject>Java</text:subject></text:p>
      <text:p text:style-name="P2"/>
      <text:p text:style-name="P3">Authors:<text:tab/>D.Ritz</text:p>
      <text:p text:style-name="P3">Revision<text:tab/><text:modification-date style:data-style-name="N84">2010-12-01</text:modification-date></text:p>
      <text:h text:style-name="P52" text:outline-level="1">Table Of Contents</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a xlink:type="simple" xlink:href="#1.Table Of Contents|outline" text:style-name="Index_20_Link" text:visited-style-name="Index_20_Link">0.Table Of Contents<text:tab/>2</text:a></text:p>
          <text:p text:style-name="P53"><text:a xlink:type="simple" xlink:href="#2.Introduction|outline" text:style-name="Index_20_Link" text:visited-style-name="Index_20_Link">1.Introduction<text:tab/>4</text:a></text:p>
          <text:p text:style-name="P54"><text:a xlink:type="simple" xlink:href="#2.1.Purpose|outline" text:style-name="Index_20_Link" text:visited-style-name="Index_20_Link">1.1.Purpose<text:tab/>4</text:a></text:p>
          <text:p text:style-name="P54"><text:a xlink:type="simple" xlink:href="#2.2.Notation of the document|outline" text:style-name="Index_20_Link" text:visited-style-name="Index_20_Link">1.2.Notation of the document<text:tab/>4</text:a></text:p>
          <text:p text:style-name="P53"><text:a xlink:type="simple" xlink:href="#3.Coding Style|outline" text:style-name="Index_20_Link" text:visited-style-name="Index_20_Link">2.Coding Style<text:tab/>5</text:a></text:p>
          <text:p text:style-name="P54"><text:a xlink:type="simple" xlink:href="#3.1.Files|outline" text:style-name="Index_20_Link" text:visited-style-name="Index_20_Link">2.1.Files<text:tab/>5</text:a></text:p>
          <text:p text:style-name="P51"><text:a xlink:type="simple" xlink:href="#3.1.1.Line endings|outline" text:style-name="Index_20_Link" text:visited-style-name="Index_20_Link">2.1.1.Line endings<text:tab/>5</text:a></text:p>
          <text:p text:style-name="P51"><text:a xlink:type="simple" xlink:href="#3.1.2.Structure|outline" text:style-name="Index_20_Link" text:visited-style-name="Index_20_Link">2.1.2.Structure<text:tab/>5</text:a></text:p>
          <text:p text:style-name="P51"><text:a xlink:type="simple" xlink:href="#3.1.3.File Header|outline" text:style-name="Index_20_Link" text:visited-style-name="Index_20_Link">2.1.3.File Header<text:tab/>5</text:a></text:p>
          <text:p text:style-name="P51"><text:a xlink:type="simple" xlink:href="#3.1.4.Package and imports|outline" text:style-name="Index_20_Link" text:visited-style-name="Index_20_Link">2.1.4.Package and imports<text:tab/>5</text:a></text:p>
          <text:p text:style-name="P51"><text:a xlink:type="simple" xlink:href="#3.1.5.Class, interface and enum declarations|outline" text:style-name="Index_20_Link" text:visited-style-name="Index_20_Link">2.1.5.Class, interface and enum declarations<text:tab/>6</text:a></text:p>
          <text:p text:style-name="P54"><text:a xlink:type="simple" xlink:href="#3.2.Indentation|outline" text:style-name="Index_20_Link" text:visited-style-name="Index_20_Link">2.2.Indentation<text:tab/>6</text:a></text:p>
          <text:p text:style-name="P51"><text:a xlink:type="simple" xlink:href="#3.2.1.Indentation character|outline" text:style-name="Index_20_Link" text:visited-style-name="Index_20_Link">2.2.1.Indentation character<text:tab/>6</text:a></text:p>
          <text:p text:style-name="P51"><text:a xlink:type="simple" xlink:href="#3.2.2.Line length|outline" text:style-name="Index_20_Link" text:visited-style-name="Index_20_Link">2.2.2.Line length<text:tab/>6</text:a></text:p>
          <text:p text:style-name="P51"><text:a xlink:type="simple" xlink:href="#3.2.3.Line wrapping|outline" text:style-name="Index_20_Link" text:visited-style-name="Index_20_Link">2.2.3.Line wrapping<text:tab/>6</text:a></text:p>
          <text:p text:style-name="P55"><text:a xlink:type="simple" xlink:href="#3.2.3.1.Strings|outline" text:style-name="Index_20_Link" text:visited-style-name="Index_20_Link">2.2.3.1.Strings<text:tab/>6</text:a></text:p>
          <text:p text:style-name="P55"><text:a xlink:type="simple" xlink:href="#3.2.3.2.Comma separated lists|outline" text:style-name="Index_20_Link" text:visited-style-name="Index_20_Link">2.2.3.2.Comma separated lists<text:tab/>7</text:a></text:p>
          <text:p text:style-name="P55"><text:a xlink:type="simple" xlink:href="#3.2.3.3.Method declarations|outline" text:style-name="Index_20_Link" text:visited-style-name="Index_20_Link">2.2.3.3.Method declarations<text:tab/>7</text:a></text:p>
          <text:p text:style-name="P55"><text:a xlink:type="simple" xlink:href="#3.2.3.4.Boolean expressions|outline" text:style-name="Index_20_Link" text:visited-style-name="Index_20_Link">2.2.3.4.Boolean expressions<text:tab/>7</text:a></text:p>
          <text:p text:style-name="P54"><text:a xlink:type="simple" xlink:href="#3.3.White Space|outline" text:style-name="Index_20_Link" text:visited-style-name="Index_20_Link">2.3.White Space<text:tab/>8</text:a></text:p>
          <text:p text:style-name="P54"><text:a xlink:type="simple" xlink:href="#3.4.Comments|outline" text:style-name="Index_20_Link" text:visited-style-name="Index_20_Link">2.4.Comments<text:tab/>9</text:a></text:p>
          <text:p text:style-name="P51"><text:a xlink:type="simple" xlink:href="#3.4.1.Block comments|outline" text:style-name="Index_20_Link" text:visited-style-name="Index_20_Link">2.4.1.Block comments<text:tab/>9</text:a></text:p>
          <text:p text:style-name="P51"><text:a xlink:type="simple" xlink:href="#3.4.2.Javadoc comments|outline" text:style-name="Index_20_Link" text:visited-style-name="Index_20_Link">2.4.2.Javadoc comments<text:tab/>9</text:a></text:p>
          <text:p text:style-name="P51"><text:a xlink:type="simple" xlink:href="#3.4.3.Implementations comments|outline" text:style-name="Index_20_Link" text:visited-style-name="Index_20_Link">2.4.3.Implementations comments<text:tab/>9</text:a></text:p>
          <text:p text:style-name="P51"><text:a xlink:type="simple" xlink:href="#3.4.4.Comment placement|outline" text:style-name="Index_20_Link" text:visited-style-name="Index_20_Link">2.4.4.Comment placement<text:tab/>10</text:a></text:p>
          <text:p text:style-name="P54"><text:a xlink:type="simple" xlink:href="#3.5.Declarations and initializations|outline" text:style-name="Index_20_Link" text:visited-style-name="Index_20_Link">2.5.Declarations and initializations<text:tab/>10</text:a></text:p>
          <text:p text:style-name="P51"><text:a xlink:type="simple" xlink:href="#3.5.1.Declarations per line|outline" text:style-name="Index_20_Link" text:visited-style-name="Index_20_Link">2.5.1.Declarations per line<text:tab/>10</text:a></text:p>
          <text:p text:style-name="P51"><text:a xlink:type="simple" xlink:href="#3.5.2.Placement|outline" text:style-name="Index_20_Link" text:visited-style-name="Index_20_Link">2.5.2.Placement<text:tab/>10</text:a></text:p>
          <text:p text:style-name="P51"><text:a xlink:type="simple" xlink:href="#3.5.3.Array declaration|outline" text:style-name="Index_20_Link" text:visited-style-name="Index_20_Link">2.5.3.Array declaration<text:tab/>10</text:a></text:p>
          <text:p text:style-name="P51"><text:a xlink:type="simple" xlink:href="#3.5.4.Initializations|outline" text:style-name="Index_20_Link" text:visited-style-name="Index_20_Link">2.5.4.Initializations<text:tab/>10</text:a></text:p>
          <text:p text:style-name="P55"><text:a xlink:type="simple" xlink:href="#3.5.4.1.static initialization|outline" text:style-name="Index_20_Link" text:visited-style-name="Index_20_Link">2.5.4.1.static initialization<text:tab/>11</text:a></text:p>
          <text:p text:style-name="P55"><text:a xlink:type="simple" xlink:href="#3.5.4.2.Static array initializations|outline" text:style-name="Index_20_Link" text:visited-style-name="Index_20_Link">2.5.4.2.Static array initializations<text:tab/>11</text:a></text:p>
          <text:p text:style-name="P51"><text:a xlink:type="simple" xlink:href="#3.5.5.Class, Interface and Enum declarations|outline" text:style-name="Index_20_Link" text:visited-style-name="Index_20_Link">2.5.5.Class, Interface and Enum declarations<text:tab/>12</text:a></text:p>
          <text:p text:style-name="P55"><text:a xlink:type="simple" xlink:href="#3.5.5.1.Modifiers|outline" text:style-name="Index_20_Link" text:visited-style-name="Index_20_Link">2.5.5.1.Modifiers<text:tab/>12</text:a></text:p>
          <text:p text:style-name="P55"><text:a xlink:type="simple" xlink:href="#3.5.5.2.Brace placement|outline" text:style-name="Index_20_Link" text:visited-style-name="Index_20_Link">2.5.5.2.Brace placement<text:tab/>12</text:a></text:p>
          <text:p text:style-name="P55"><text:a xlink:type="simple" xlink:href="#3.5.5.3.extends, implements|outline" text:style-name="Index_20_Link" text:visited-style-name="Index_20_Link">2.5.5.3.extends, implements<text:tab/>12</text:a></text:p>
          <text:p text:style-name="P55"><text:a xlink:type="simple" xlink:href="#3.5.5.4.Method declarations|outline" text:style-name="Index_20_Link" text:visited-style-name="Index_20_Link">2.5.5.4.Method declarations<text:tab/>12</text:a></text:p>
          <text:p text:style-name="P55"><text:a xlink:type="simple" xlink:href="#3.5.5.5.Annotations|outline" text:style-name="Index_20_Link" text:visited-style-name="Index_20_Link">2.5.5.5.Annotations<text:tab/>12</text:a></text:p>
          <text:p text:style-name="P55"><text:a xlink:type="simple" xlink:href="#3.5.5.6.Example|outline" text:style-name="Index_20_Link" text:visited-style-name="Index_20_Link">2.5.5.6.Example<text:tab/>13</text:a></text:p>
          <text:p text:style-name="P51"><text:a xlink:type="simple" xlink:href="#3.5.6.Annotation interface declarations|outline" text:style-name="Index_20_Link" text:visited-style-name="Index_20_Link">2.5.6.Annotation interface declarations<text:tab/>13</text:a></text:p>
          <text:p text:style-name="P54"><text:a xlink:type="simple" xlink:href="#3.6.Statements|outline" text:style-name="Index_20_Link" text:visited-style-name="Index_20_Link">2.6.Statements<text:tab/>14</text:a></text:p>
          <text:p text:style-name="P51"><text:a xlink:type="simple" xlink:href="#3.6.1.Simple statements|outline" text:style-name="Index_20_Link" text:visited-style-name="Index_20_Link">2.6.1.Simple statements<text:tab/>14</text:a></text:p>
          <text:p text:style-name="P51"><text:a xlink:type="simple" xlink:href="#3.6.2.Compound statements|outline" text:style-name="Index_20_Link" text:visited-style-name="Index_20_Link">2.6.2.Compound statements<text:tab/>14</text:a></text:p>
          <text:p text:style-name="P51"><text:a xlink:type="simple" xlink:href="#3.6.3.Return and throw statements|outline" text:style-name="Index_20_Link" text:visited-style-name="Index_20_Link">2.6.3.Return and throw statements<text:tab/>14</text:a></text:p>
          <text:p text:style-name="P51"><text:a xlink:type="simple" xlink:href="#3.6.4.if, if-else statements|outline" text:style-name="Index_20_Link" text:visited-style-name="Index_20_Link">2.6.4.if, if-else statements<text:tab/>14</text:a></text:p>
          <text:p text:style-name="P51"><text:a xlink:type="simple" xlink:href="#3.6.5.Loops|outline" text:style-name="Index_20_Link" text:visited-style-name="Index_20_Link">2.6.5.Loops<text:tab/>15</text:a></text:p>
          <text:p text:style-name="P55"><text:a xlink:type="simple" xlink:href="#3.6.5.1.Labels|outline" text:style-name="Index_20_Link" text:visited-style-name="Index_20_Link">2.6.5.1.Labels<text:tab/>15</text:a></text:p>
          <text:p text:style-name="P55"><text:a xlink:type="simple" xlink:href="#3.6.5.2.for loops|outline" text:style-name="Index_20_Link" text:visited-style-name="Index_20_Link">2.6.5.2.for loops<text:tab/>15</text:a></text:p>
          <text:p text:style-name="P55"><text:a xlink:type="simple" xlink:href="#3.6.5.3.for-each loops|outline" text:style-name="Index_20_Link" text:visited-style-name="Index_20_Link">2.6.5.3.for-each loops<text:tab/>15</text:a></text:p>
          <text:p text:style-name="P55"><text:soft-page-break/><text:a xlink:type="simple" xlink:href="#3.6.5.4.while loops|outline" text:style-name="Index_20_Link" text:visited-style-name="Index_20_Link">2.6.5.4.while loops<text:tab/>16</text:a></text:p>
          <text:p text:style-name="P55"><text:a xlink:type="simple" xlink:href="#3.6.5.5.do-while loops|outline" text:style-name="Index_20_Link" text:visited-style-name="Index_20_Link">2.6.5.5.do-while loops<text:tab/>16</text:a></text:p>
          <text:p text:style-name="P51"><text:a xlink:type="simple" xlink:href="#3.6.6.switch statements|outline" text:style-name="Index_20_Link" text:visited-style-name="Index_20_Link">2.6.6.switch statements<text:tab/>16</text:a></text:p>
          <text:p text:style-name="P51"><text:a xlink:type="simple" xlink:href="#3.6.7.try-catch-finally statements|outline" text:style-name="Index_20_Link" text:visited-style-name="Index_20_Link">2.6.7.try-catch-finally statements<text:tab/>17</text:a></text:p>
          <text:p text:style-name="P54"><text:a xlink:type="simple" xlink:href="#3.7.Miscellaneous Conventions|outline" text:style-name="Index_20_Link" text:visited-style-name="Index_20_Link">2.7.Miscellaneous Conventions<text:tab/>18</text:a></text:p>
          <text:p text:style-name="P51"><text:a xlink:type="simple" xlink:href="#3.7.1.Unused code|outline" text:style-name="Index_20_Link" text:visited-style-name="Index_20_Link">2.7.1.Unused code<text:tab/>18</text:a></text:p>
          <text:p text:style-name="P51"><text:a xlink:type="simple" xlink:href="#3.7.2.Extra Parentheses|outline" text:style-name="Index_20_Link" text:visited-style-name="Index_20_Link">2.7.2.Extra Parentheses<text:tab/>18</text:a></text:p>
          <text:p text:style-name="P51"><text:a xlink:type="simple" xlink:href="#3.7.3.Early exiting of a block|outline" text:style-name="Index_20_Link" text:visited-style-name="Index_20_Link">2.7.3.Early exiting of a block<text:tab/>18</text:a></text:p>
          <text:p text:style-name="P53"><text:a xlink:type="simple" xlink:href="#4.Naming Conventions|outline" text:style-name="Index_20_Link" text:visited-style-name="Index_20_Link">3.Naming Conventions<text:tab/>19</text:a></text:p>
          <text:p text:style-name="P54"><text:a xlink:type="simple" xlink:href="#4.1.General|outline" text:style-name="Index_20_Link" text:visited-style-name="Index_20_Link">3.1.General<text:tab/>19</text:a></text:p>
          <text:p text:style-name="P54"><text:a xlink:type="simple" xlink:href="#4.2.Sun naming conventions|outline" text:style-name="Index_20_Link" text:visited-style-name="Index_20_Link">3.2.Sun naming conventions<text:tab/>19</text:a></text:p>
          <text:p text:style-name="P51"><text:a xlink:type="simple" xlink:href="#4.2.1.Packages |outline" text:style-name="Index_20_Link" text:visited-style-name="Index_20_Link">3.2.1.Packages <text:tab/>19</text:a></text:p>
          <text:p text:style-name="P51"><text:a xlink:type="simple" xlink:href="#4.2.2.Classes |outline" text:style-name="Index_20_Link" text:visited-style-name="Index_20_Link">3.2.2.Classes <text:tab/>19</text:a></text:p>
          <text:p text:style-name="P51"><text:a xlink:type="simple" xlink:href="#4.2.3.Interfaces |outline" text:style-name="Index_20_Link" text:visited-style-name="Index_20_Link">3.2.3.Interfaces <text:tab/>19</text:a></text:p>
          <text:p text:style-name="P51"><text:a xlink:type="simple" xlink:href="#4.2.4.Methods |outline" text:style-name="Index_20_Link" text:visited-style-name="Index_20_Link">3.2.4.Methods <text:tab/>19</text:a></text:p>
          <text:p text:style-name="P51"><text:a xlink:type="simple" xlink:href="#4.2.5.Variables |outline" text:style-name="Index_20_Link" text:visited-style-name="Index_20_Link">3.2.5.Variables <text:tab/>20</text:a></text:p>
          <text:p text:style-name="P51"><text:a xlink:type="simple" xlink:href="#4.2.6.Constants |outline" text:style-name="Index_20_Link" text:visited-style-name="Index_20_Link">3.2.6.Constants <text:tab/>20</text:a></text:p>
          <text:p text:style-name="P54"><text:a xlink:type="simple" xlink:href="#4.3.Additional naming conventions|outline" text:style-name="Index_20_Link" text:visited-style-name="Index_20_Link">3.3.Additional naming conventions<text:tab/>20</text:a></text:p>
          <text:p text:style-name="P51"><text:a xlink:type="simple" xlink:href="#4.3.1.Logging|outline" text:style-name="Index_20_Link" text:visited-style-name="Index_20_Link">3.3.1.Logging<text:tab/>20</text:a></text:p>
          <text:p text:style-name="P51"><text:a xlink:type="simple" xlink:href="#4.3.2.Locking objects|outline" text:style-name="Index_20_Link" text:visited-style-name="Index_20_Link">3.3.2.Locking objects<text:tab/>20</text:a></text:p>
          <text:p text:style-name="P53"><text:a xlink:type="simple" xlink:href="#5.Other practices|outline" text:style-name="Index_20_Link" text:visited-style-name="Index_20_Link">4.Other practices<text:tab/>21</text:a></text:p>
          <text:p text:style-name="P54"><text:a xlink:type="simple" xlink:href="#5.1.synchronized|outline" text:style-name="Index_20_Link" text:visited-style-name="Index_20_Link">4.1.synchronized<text:tab/>21</text:a></text:p>
          <text:p text:style-name="P54"><text:a xlink:type="simple" xlink:href="#5.2.StringBuilder and StringBuffer|outline" text:style-name="Index_20_Link" text:visited-style-name="Index_20_Link">4.2.StringBuilder and StringBuffer<text:tab/>21</text:a></text:p>
        </text:index-body>
      </text:table-of-content>
      <text:p text:style-name="Standard"/>
      <text:h text:style-name="P52" text:outline-level="1">Introduction</text:h>
      <text:h text:style-name="Heading_20_2" text:outline-level="2">Purpose</text:h>
      <text:p text:style-name="Text_20_body">This document describes Coding Conventions for Java 5 &amp; 6. The conventions are designed for readability, clarity and maintainability of Java code. The document covers Java 5 &amp; 6, but can be applied to Java 1.4.2 as well.</text:p>
      <text:p text:style-name="Text_20_body"/>
      <text:h text:style-name="Heading_20_2" text:outline-level="2">Notation of the document</text:h>
      <text:p text:style-name="Text_20_body">Following rules obtain within a requirement:</text:p>
      <text:p text:style-name="Text_20_body">The expression "must" describes a mandatory requirement. The expression "should" will be used to determine an optional requirement, which can be implemented.</text:p>
      <text:p text:style-name="Text_20_body">Parens is the short form of parentheses (), paren is singular. Brackets are [], braces or curlies are {}.</text:p>
      <text:p text:style-name="Text_20_body"/>
      <text:p text:style-name="Text_20_body">Code examples are shown like this:</text:p>
      <text:p text:style-name="Code_20_Sample"><text:tab/>someCode();</text:p>
      <text:h text:style-name="Heading_20_1" text:outline-level="1">Coding Style</text:h>
      <text:p text:style-name="Text_20_body">The coding style is based on those simple rationales:</text:p>
      <text:list xml:id="list30451449" text:style-name="WW8Num35">
        <text:list-item>
          <text:p text:style-name="P10">Code should be easy readable and understandable</text:p>
        </text:list-item>
        <text:list-item>
          <text:p text:style-name="P10">No "hidden" statements. I.e. statements that could be easily overlooked</text:p>
        </text:list-item>
        <text:list-item>
          <text:p text:style-name="P10">Maintainability</text:p>
        </text:list-item>
        <text:list-item>
          <text:p text:style-name="P10">Easy change reviewing</text:p>
        </text:list-item>
      </text:list>
      <text:p text:style-name="Standard"/>
      <text:h text:style-name="Heading_20_2" text:outline-level="2">Files</text:h>
      <text:h text:style-name="Heading_20_3" text:outline-level="3">Line endings</text:h>
      <text:list xml:id="list30432012" text:style-name="WW8Num51">
        <text:list-item>
          <text:p text:style-name="P11">Unix style line endings (\n) are preferred.</text:p>
        </text:list-item>
        <text:list-item>
          <text:p text:style-name="P11">Windows style line endings (\r\n) are acceptable, but should be avoided.</text:p>
        </text:list-item>
        <text:list-item>
          <text:p text:style-name="P11">Mac style line endings (\r) must not be used. </text:p>
        </text:list-item>
      </text:list>
      <text:h text:style-name="Heading_20_3" text:outline-level="3">Structure</text:h>
      <text:p text:style-name="Text_20_body">The structure of a Java source file must be in following order:</text:p>
      <text:list xml:id="list30430047" text:style-name="WW8Num31">
        <text:list-item>
          <text:p text:style-name="P12">Optional header</text:p>
        </text:list-item>
        <text:list-item>
          <text:p text:style-name="P12">Package name</text:p>
        </text:list-item>
        <text:list-item>
          <text:p text:style-name="P12">Imports</text:p>
        </text:list-item>
        <text:list-item>
          <text:p text:style-name="P12">Class/interface/enum declaration</text:p>
        </text:list-item>
      </text:list>
      <text:h text:style-name="Heading_20_3" text:outline-level="3">File Header</text:h>
      <text:list xml:id="list30443605" text:style-name="WW8Num14">
        <text:list-item>
          <text:p text:style-name="P13">The file header is optional. If present, it contains a copyright header and optionally a reference to the license or license text.</text:p>
        </text:list-item>
        <text:list-item>
          <text:p text:style-name="P13">The use of version control tags like the CVS $Id$ and similar is discouraged since they are meaningless. Also change logs don't belong into any file. That's what the version control system is for. </text:p>
        </text:list-item>
      </text:list>
      <text:h text:style-name="Heading_20_3" text:outline-level="3">Package and imports</text:h>
      <text:list xml:id="list30453728" text:style-name="WW8Num13">
        <text:list-item>
          <text:p text:style-name="P14">Between package name and the import statements, an empty line is required.</text:p>
        </text:list-item>
        <text:list-item>
          <text:p text:style-name="P14">Import statements should be sorted with the most fundamental packages first and grouped with associated packages together and one blank line between groups.</text:p>
        </text:list-item>
        <text:list-item>
          <text:p text:style-name="P14">Imported classes should always be listed explicitly. Imports using the wildcards (*) are ok only for static imports.</text:p>
        </text:list-item>
      </text:list>
      <text:p text:style-name="Text_20_body">Eclipse's "Organize Imports" feature does a good job, so use it. Manual changes after Eclipse are not necessary.</text:p>
      <text:h text:style-name="Heading_20_3" text:outline-level="3"><text:soft-page-break/>Class, interface and enum declarations</text:h>
      <text:list xml:id="list30439300" text:style-name="WW8Num47">
        <text:list-item>
          <text:p text:style-name="P15">All class/interface/enum declarations are preceded by a JavaDoc header explaining the function of the class and who wrote it.</text:p>
        </text:list-item>
        <text:list-item>
          <text:p text:style-name="P15">The indentation level for the start of a class/interface/enum declaration is 0.</text:p>
        </text:list-item>
      </text:list>
      <text:p text:style-name="Text_20_body">The formatting used is described later.</text:p>
      <text:h text:style-name="Heading_20_2" text:outline-level="2">Indentation</text:h>
      <text:h text:style-name="Heading_20_3" text:outline-level="3">Indentation character</text:h>
      <text:list xml:id="list30434273" text:style-name="WW8Num34">
        <text:list-item>
          <text:p text:style-name="P16">Indentation is done with a singe tab (\t) character per indentation level.</text:p>
        </text:list-item>
        <text:list-item>
          <text:p text:style-name="P16">Never expand tabs to spaces.</text:p>
        </text:list-item>
        <text:list-item>
          <text:p text:style-name="P16">Tab width should be configured as 4 spaces for best visibility.</text:p>
        </text:list-item>
      </text:list>
      <text:h text:style-name="Heading_20_3" text:outline-level="3">Line length</text:h>
      <text:list xml:id="list30441338" text:style-name="WW8Num19">
        <text:list-item>
          <text:p text:style-name="P17">The line length is defined to be 80-90 characters. This is counted using a tab width of 4 spaces. Statements longer than 80-90 chars needs to be wrapped according to the rules defined later.</text:p>
        </text:list-item>
        <text:list-item>
          <text:p text:style-name="P17">In general keep things at 80 characters, but if it's just some more characters to finish a statement, it's OK, but never use more than 90 characters.</text:p>
        </text:list-item>
        <text:list-item>
          <text:p text:style-name="P17">In rare cases like debug level logging, lines longer than 80-90 characters are OK as long as it's a single String that exceeds the 80-90 characters limit. Additional arguments must always be wrapped.</text:p>
        </text:list-item>
      </text:list>
      <text:h text:style-name="Heading_20_3" text:outline-level="3">Line wrapping</text:h>
      <text:h text:style-name="Heading_20_4" text:outline-level="4">Strings</text:h>
      <text:list xml:id="list30455533" text:style-name="WW8Num11">
        <text:list-item>
          <text:p text:style-name="P18">Long strings are wrapped with the "+" sign at the end of the line, the following line is indented by one tab.</text:p>
        </text:list-item>
        <text:list-item>
          <text:p text:style-name="P18">If more than two lines are required, all lines are indented at the same column, one more than the assignment/call.</text:p>
        </text:list-item>
      </text:list>
      <text:p text:style-name="Code_20_Sample">String a = "This is a wrapped String, continued with one " +</text:p>
      <text:p text:style-name="Code_20_Sample"><text:tab/>"level of indentation. All wrapped lines have the " + </text:p>
      <text:p text:style-name="Code_20_Sample"><text:tab/>"same level of indentation.";</text:p>
      <text:p text:style-name="Standard"/>
      <text:list xml:id="list30434257" text:style-name="WW8Num49">
        <text:list-item>
          <text:p text:style-name="P19">Also long strings that need wrapping in any way should start on a new line with one tab indentation.</text:p>
        </text:list-item>
      </text:list>
      <text:p text:style-name="Code_20_Sample">String a =</text:p>
      <text:p text:style-name="Code_20_Sample"><text:tab/>"This is a wrapped String, continued with one " +</text:p>
      <text:p text:style-name="Code_20_Sample"><text:tab/>"level of indentation. All wrapped lines have the " + </text:p>
      <text:p text:style-name="Code_20_Sample"><text:tab/>"same level of indentation.";</text:p>
      <text:p text:style-name="Standard"/>
      <text:list xml:id="list31302163" text:continue-numbering="true" text:style-name="WW8Num49">
        <text:list-item>
          <text:p text:style-name="P19">The same kind of wrapping/indentation also applies for strings within method calls.</text:p>
        </text:list-item>
      </text:list>
      <text:h text:style-name="Heading_20_4" text:outline-level="4"><text:soft-page-break/>Comma separated lists</text:h>
      <text:list xml:id="list30431029" text:style-name="WW8Num36">
        <text:list-item>
          <text:p text:style-name="P20">All lists separated by comma are wrapped when necessary.</text:p>
        </text:list-item>
        <text:list-item>
          <text:p text:style-name="P20">Indentation is one tab more than the parent element. This is especially important when nested lists are used.</text:p>
        </text:list-item>
      </text:list>
      <text:p text:style-name="Code_20_Sample">int ret = someMethod(123,</text:p>
      <text:p text:style-name="Code_20_Sample"><text:tab/>someOtherMethod(1234, 123, someVariable,</text:p>
      <text:p text:style-name="Code_20_Sample"><text:tab/><text:tab/>someBooleanVariable),</text:p>
      <text:p text:style-name="Code_20_Sample"><text:tab/>1234, true);</text:p>
      <text:h text:style-name="Heading_20_4" text:outline-level="4">Method declarations</text:h>
      <text:p text:style-name="Text_20_body">Argument list to method are an exception to the general indentation of lists.</text:p>
      <text:list xml:id="list30426983" text:style-name="WW8Num24">
        <text:list-item>
          <text:p text:style-name="P6">Method declaration that needs wrapping, are indented by one or two tabs if there is no <text:span text:style-name="T1">throws</text:span> clause and by two tabs if there is a throw clause. </text:p>
        </text:list-item>
        <text:list-item>
          <text:p text:style-name="P6">Methods with a <text:span text:style-name="T1">throws</text:span> clause have the throw on a new line, indented by one tab. The general list indentation rule applies to the exception list.</text:p>
        </text:list-item>
      </text:list>
      <text:p text:style-name="Code_20_Sample">public static int someMethod(int argA, int argB, int argC, </text:p>
      <text:p text:style-name="Code_20_Sample"><text:tab/><text:tab/>boolean argD)</text:p>
      <text:p text:style-name="Code_20_Sample"><text:tab/>throws NumberFormatException, IllegalArumentException,</text:p>
      <text:p text:style-name="Code_20_Sample"><text:tab/><text:tab/>FileNotFoundException</text:p>
      <text:p text:style-name="Code_20_Sample">{</text:p>
      <text:p text:style-name="Code_20_Sample"><text:tab/>...</text:p>
      <text:p text:style-name="Code_20_Sample">}</text:p>
      <text:p text:style-name="Code_20_Sample"/>
      <text:p text:style-name="Code_20_Sample">public static int someOtherMethod(int argA, int argB,</text:p>
      <text:p text:style-name="Code_20_Sample"><text:tab/>int argC, boolean argD)</text:p>
      <text:p text:style-name="Code_20_Sample">{</text:p>
      <text:p text:style-name="Code_20_Sample"><text:tab/>...</text:p>
      <text:p text:style-name="Code_20_Sample">}</text:p>
      <text:h text:style-name="Heading_20_4" text:outline-level="4">Boolean expressions</text:h>
      <text:list xml:id="list30439713" text:style-name="WW8Num16">
        <text:list-item>
          <text:p text:style-name="P21">For all boolean expressions that need wrapping, the logical operators should be the last characters on the line, never the first ones.</text:p>
        </text:list-item>
        <text:list-item>
          <text:p text:style-name="P21">Try not to break groups apart when possible. Indentation rules for wrapped lines are on tab relative to the parent.</text:p>
        </text:list-item>
        <text:list-item>
          <text:p text:style-name="P21">Groups that are wrapped should start on a new line and end on a new line.</text:p>
        </text:list-item>
      </text:list>
      <text:p text:style-name="Code_20_Sample">boolean someExpression = boolA &amp;&amp; boolB &amp;&amp;</text:p>
      <text:p text:style-name="Code_20_Sample"><text:tab/>(boolC || someBoolMethod() ||<text:tab/>anotherBoolMethod());</text:p>
      <text:p text:style-name="Code_20_Sample">boolean someExpression = boolA &amp;&amp; boolB &amp;&amp;</text:p>
      <text:p text:style-name="Code_20_Sample"><text:tab/>(boolC || someBoolMethod() ||</text:p>
      <text:p text:style-name="Code_20_Sample"><text:tab/><text:tab/>anotherBoolMethod(5)</text:p>
      <text:p text:style-name="Code_20_Sample"><text:tab/>) &amp;&amp; boolD;</text:p>
      <text:p text:style-name="Standard"/>
      <text:p text:style-name="Standard"/>
      <text:p text:style-name="Standard"/>
      <text:h text:style-name="P41" text:outline-level="2">White Space</text:h>
      <text:p text:style-name="Text_20_body">Put a white space in the following places:</text:p>
      <text:list xml:id="list30439746" text:style-name="WW8Num41">
        <text:list-item>
          <text:p text:style-name="P22">after a comma, but never before</text:p>
        </text:list-item>
        <text:list-item>
          <text:p text:style-name="P22">after each semicolon in a for loop, but never before</text:p>
        </text:list-item>
        <text:list-item>
          <text:p text:style-name="P22">before and after assignment operators (=, +=, -=, *=, /*, %=, ^=, &amp;=, |=, &lt;&lt;=, &gt;&gt;=)</text:p>
        </text:list-item>
        <text:list-item>
          <text:p text:style-name="P22">before and after equality and comparison operators (==, != , &lt;=, &gt;=, &lt;, &gt;)</text:p>
        </text:list-item>
        <text:list-item>
          <text:p text:style-name="P22">there is never a space before or after the "." operator</text:p>
        </text:list-item>
        <text:list-item>
          <text:p text:style-name="P22">before and after other binary operators (+, -, *, /, &lt;&lt;, &gt;&gt;, &gt;&gt;&gt;, &amp;, &amp;&amp;, |, ||, ^, %)</text:p>
        </text:list-item>
        <text:list-item>
          <text:p text:style-name="P22">before prefix operators (!, ~, ++, --, unary -, unary +)</text:p>
        </text:list-item>
        <text:list-item>
          <text:p text:style-name="P22">after postfix operators (++, --) except if followed by a comma, semicolon, closing paren</text:p>
        </text:list-item>
        <text:list-item>
          <text:p text:style-name="P22">after the closing paren of a cast expression, but never within the parens</text:p>
        </text:list-item>
        <text:list-item>
          <text:p text:style-name="P22">after a keyword requiring an opening paren, before the opening paren</text:p>
        </text:list-item>
        <text:list-item>
          <text:p text:style-name="P22">never between the parens in a method/constructor call/declaration</text:p>
        </text:list-item>
        <text:list-item>
          <text:p text:style-name="P22">never before a closing paren</text:p>
        </text:list-item>
        <text:list-item>
          <text:p text:style-name="P22">brackets have no space before or after</text:p>
        </text:list-item>
        <text:list-item>
          <text:p text:style-name="P22">the &lt;&gt; used in generics have no space before or after them</text:p>
        </text:list-item>
        <text:list-item>
          <text:p text:style-name="P22">before and after a colon (:)</text:p>
        </text:list-item>
      </text:list>
      <text:p text:style-name="Text_20_body"/>
      <text:p text:style-name="P23">Example</text:p>
      <text:p text:style-name="Code_20_Sample">boolean someExpression = boolA &amp;&amp; someMethod(true, 5, "blub");</text:p>
      <text:p text:style-name="Code_20_Sample">int a = -1;</text:p>
      <text:p text:style-name="Code_20_Sample">int b = getValueForB(someExpression &amp;&amp; !isOk(args[0]));</text:p>
      <text:p text:style-name="Code_20_Sample">for (int i = 0; i &lt; 10; i++) {</text:p>
      <text:p text:style-name="Code_20_Sample"><text:tab/>a += i;</text:p>
      <text:p text:style-name="Code_20_Sample"><text:tab/>if (a % 2 == 1)</text:p>
      <text:p text:style-name="Code_20_Sample"><text:tab/><text:tab/>b++;</text:p>
      <text:p text:style-name="Code_20_Sample">}</text:p>
      <text:p text:style-name="Code_20_Sample">int c = ~(SOME_CONST &gt;&gt;&gt; 3);</text:p>
      <text:p text:style-name="Code_20_Sample">List&lt;String&gt; list = new ArrayList&lt;String&gt;();</text:p>
      <text:p text:style-name="Code_20_Sample">HashMap&lt;String, Integer&gt; map = new HashMap&lt;String, Integer&gt;();</text:p>
      <text:p text:style-name="Code_20_Sample">for (String s : someList) {</text:p>
      <text:p text:style-name="Code_20_Sample"><text:tab/>...</text:p>
      <text:p text:style-name="Code_20_Sample">}</text:p>
      <text:p text:style-name="Text_20_body"/>
      <text:h text:style-name="P41" text:outline-level="2">Comments</text:h>
      <text:h text:style-name="Heading_20_3" text:outline-level="3">Block comments</text:h>
      <text:list xml:id="list30456139" text:style-name="WW8Num40">
        <text:list-item>
          <text:p text:style-name="P7">ALL comments are written in English. Period. Colloquial English is okay.</text:p>
        </text:list-item>
        <text:list-item>
          <text:p text:style-name="P7">the first line only contains the comment start "<text:span text:style-name="T1">/*</text:span>" or "<text:span text:style-name="T1">/**</text:span>"</text:p>
        </text:list-item>
        <text:list-item>
          <text:p text:style-name="P7">each comment line start with " <text:span text:style-name="T1">* &lt;comment&gt;</text:span>", all "<text:span text:style-name="T1">*</text:span>" aligned</text:p>
        </text:list-item>
        <text:list-item>
          <text:p text:style-name="P7">the last line only contains the comment end "<text:span text:style-name="T1">*/</text:span>", "<text:span text:style-name="T1">*</text:span>" aligned</text:p>
        </text:list-item>
      </text:list>
      <text:p text:style-name="Code_20_Sample">/**</text:p>
      <text:p text:style-name="Code_20_Sample"><text:s/>* some javadoc description</text:p>
      <text:p text:style-name="Code_20_Sample"><text:s/>* @param foo bar</text:p>
      <text:p text:style-name="Code_20_Sample"><text:s/>*/</text:p>
      <text:p text:style-name="Code_20_Sample"/>
      <text:p text:style-name="Code_20_Sample">/*</text:p>
      <text:p text:style-name="Code_20_Sample"><text:s/>* some normal block comment</text:p>
      <text:p text:style-name="Code_20_Sample"><text:s/>* on multiple lines, otherwise a block comment is bad</text:p>
      <text:p text:style-name="Code_20_Sample"><text:s/>*/</text:p>
      <text:h text:style-name="Heading_20_3" text:outline-level="3">Javadoc comments</text:h>
      <text:list xml:id="list30427874" text:style-name="WW8Num26">
        <text:list-item>
          <text:p text:style-name="P24">All public methods have a javadoc header. The header describes what the method does.</text:p>
        </text:list-item>
        <text:list-item>
          <text:p text:style-name="P24">Valid exceptions are obvious getter and setter methods, where the javadoc is not strictly required but encouraged.</text:p>
        </text:list-item>
        <text:list-item>
          <text:p text:style-name="P24">Another valid exception is obvious unit test methods.</text:p>
        </text:list-item>
        <text:list-item>
          <text:p text:style-name="P24">@param comments must match the actual method declaration. @param should describe the param, except if the purpose is just plain obvious from the name.</text:p>
        </text:list-item>
        <text:list-item>
          <text:p text:style-name="P24">All public classes/interfaces/enums must have a javadoc header. The header has a short description of the class/interface/enum and an @author tag.</text:p>
        </text:list-item>
      </text:list>
      <text:h text:style-name="Heading_20_3" text:outline-level="3">Implementations comments</text:h>
      <text:list xml:id="list30448542" text:style-name="WW8Num48">
        <text:list-item>
          <text:p text:style-name="P25">Implementation comments should not describe the obvious, that's what the code is for. They should instead give a hint what the reasoning behind the code is.</text:p>
        </text:list-item>
        <text:list-item>
          <text:p text:style-name="P25">For single line non-javadoc comment, use the // form instead of the /* */ form.</text:p>
        </text:list-item>
      </text:list>
      <text:p text:style-name="Text_20_body"/>
      <text:h text:style-name="P42" text:outline-level="3">Comment placement</text:h>
      <text:list xml:id="list30454565" text:style-name="WW8Num43">
        <text:list-item>
          <text:p text:style-name="P8">In general, place comments on top of the code.</text:p>
        </text:list-item>
        <text:list-item>
          <text:p text:style-name="P8">For method calls with arguments that want to be described, use one argument per line, a line comment right to it to describe the argument. Those comments can be aligned by some tabs for better readability.</text:p>
        </text:list-item>
      </text:list>
      <text:p text:style-name="Code_20_Sample">// description for someExpression goes on top</text:p>
      <text:p text:style-name="Code_20_Sample">boolean someExpression = boolA &amp;&amp; someMethod(true, 5, "blub");</text:p>
      <text:p text:style-name="Code_20_Sample">someOtherMethod(</text:p>
      <text:p text:style-name="Code_20_Sample"><text:tab/>1234,<text:tab/>// the magic number 1234 is just random</text:p>
      <text:p text:style-name="Code_20_Sample"><text:tab/>true,<text:tab/>// ignore errors</text:p>
      <text:p text:style-name="Code_20_Sample"><text:tab/>"foobar"<text:tab/>// the message displayed</text:p>
      <text:p text:style-name="Code_20_Sample">);</text:p>
      <text:h text:style-name="Heading_20_2" text:outline-level="2">Declarations and initializations</text:h>
      <text:h text:style-name="Heading_20_3" text:outline-level="3">Declarations per line</text:h>
      <text:list xml:id="list30444109" text:style-name="WW8Num27">
        <text:list-item>
          <text:p text:style-name="P9">In general, each line contains only one declaration.</text:p>
        </text:list-item>
        <text:list-item>
          <text:p text:style-name="P9">Declarations of the same type can be separated by comma, but this should be avoided.</text:p>
        </text:list-item>
        <text:list-item>
          <text:p text:style-name="P9">Declarations followed by initialization always are on a separate line.</text:p>
        </text:list-item>
      </text:list>
      <text:p text:style-name="Code_20_Sample">int someInt;</text:p>
      <text:p text:style-name="Code_20_Sample">boolean someBool;</text:p>
      <text:p text:style-name="Code_20_Sample">long someLong = 123L;</text:p>
      <text:p text:style-name="Code_20_Sample"/>
      <text:p text:style-name="Code_20_Sample">// should be avoided</text:p>
      <text:p text:style-name="Code_20_Sample">int a, b;</text:p>
      <text:h text:style-name="Heading_20_3" text:outline-level="3">Placement</text:h>
      <text:list xml:id="list30452447" text:style-name="WW8Num29">
        <text:list-item>
          <text:p text:style-name="P26">Declaration should be put at the beginning of a block or right to where they are initialized.</text:p>
        </text:list-item>
        <text:list-item>
          <text:p text:style-name="P26">The index variable for loops should be declared within the <text:span text:style-name="T1">for-</text:span>statement itself if it is not used outside of the loop.</text:p>
        </text:list-item>
      </text:list>
      <text:h text:style-name="Heading_20_3" text:outline-level="3">Array declaration</text:h>
      <text:list xml:id="list30435991" text:style-name="WW8Num15">
        <text:list-item>
          <text:p text:style-name="P27">Always place the brackets next to the type, not after the symbol name.</text:p>
        </text:list-item>
      </text:list>
      <text:p text:style-name="Code_20_Sample">// RIGHT</text:p>
      <text:p text:style-name="Code_20_Sample">int[] array;</text:p>
      <text:p text:style-name="Code_20_Sample">// WRONG</text:p>
      <text:p text:style-name="Code_20_Sample">int array[];</text:p>
      <text:h text:style-name="Heading_20_3" text:outline-level="3">Initializations</text:h>
      <text:list xml:id="list30430880" text:style-name="WW8Num39">
        <text:list-item>
          <text:p text:style-name="P28">Try to initialize local variables where they're declared. The only reason not to do so is if the initial value depends on some computation occurring first.</text:p>
        </text:list-item>
      </text:list>
      <text:h text:style-name="Heading_20_4" text:outline-level="4"><text:soft-page-break/>static initialization</text:h>
      <text:p text:style-name="Text_20_body">Static variables that cannot be assigned directly use a static block.</text:p>
      <text:list xml:id="list30586707" text:style-name="L1">
        <text:list-item>
          <text:p text:style-name="P29">the static block should be right next to the static variables</text:p>
        </text:list-item>
        <text:list-item>
          <text:p text:style-name="P29">don't use the static block for any assignments that can be made directly when declaring a variable</text:p>
        </text:list-item>
      </text:list>
      <text:p text:style-name="Code_20_Sample">static {</text:p>
      <text:p text:style-name="Code_20_Sample"><text:tab/>initializations;</text:p>
      <text:p text:style-name="Code_20_Sample">}</text:p>
      <text:h text:style-name="Heading_20_4" text:outline-level="4">Static array initializations</text:h>
      <text:list xml:id="list30448664" text:style-name="WW8Num52">
        <text:list-item>
          <text:p text:style-name="P44">For static array initializations, use one element per line, starting on a new line, indented by one tab. The exception is if two or more values build a group within a flat array, in this case the can be on the same line.</text:p>
        </text:list-item>
        <text:list-item>
          <text:p text:style-name="P44">The last line before the closing brace should always end with a comma, the closing brace is on a new line with indentation one less than the block.</text:p>
        </text:list-item>
        <text:list-item>
          <text:p text:style-name="P44">If elements need documentation, the comment goes on top or on the right, aligned by some tabs.</text:p>
        </text:list-item>
        <text:list-item>
          <text:p text:style-name="P44">Empty static arrays are declared on a single line.</text:p>
        </text:list-item>
      </text:list>
      <text:p text:style-name="Code_20_Sample">int[] someArray = {</text:p>
      <text:p text:style-name="Code_20_Sample"><text:tab/>1,<text:tab/><text:tab/><text:tab/>// what 1 means</text:p>
      <text:p text:style-name="Code_20_Sample"><text:tab/>54,<text:tab/><text:tab/><text:tab/>// what 54 means</text:p>
      <text:p text:style-name="Code_20_Sample"><text:tab/>SOME_CONST,</text:p>
      <text:p text:style-name="Code_20_Sample">};</text:p>
      <text:p text:style-name="Code_20_Sample"/>
      <text:p text:style-name="Code_20_Sample">/*</text:p>
      <text:p text:style-name="Code_20_Sample"><text:s/>* sometimes a multi-dimensional array makes less sense</text:p>
      <text:p text:style-name="Code_20_Sample"><text:s/>* than a flat one</text:p>
      <text:p text:style-name="Code_20_Sample"><text:s/>*/</text:p>
      <text:p text:style-name="Code_20_Sample">Object[] some table = {</text:p>
      <text:p text:style-name="Code_20_Sample"><text:tab/>// description goes here</text:p>
      <text:p text:style-name="Code_20_Sample"><text:tab/>1, "Some value",</text:p>
      <text:p text:style-name="Code_20_Sample">};</text:p>
      <text:p text:style-name="Code_20_Sample"/>
      <text:p text:style-name="Code_20_Sample">// empty array</text:p>
      <text:p text:style-name="Code_20_Sample">int[] someArray = { };</text:p>
      <text:h text:style-name="P42" text:outline-level="3">Class, Interface and Enum declarations</text:h>
      <text:h text:style-name="Heading_20_4" text:outline-level="4">Modifiers</text:h>
      <text:p text:style-name="Standard">The modifiers must be in the following order:</text:p>
      <text:list xml:id="list30457018" text:style-name="WW8Num33">
        <text:list-item>
          <text:p text:style-name="P46"><text:span text:style-name="T3">Class/Interface<text:line-break/></text:span>[&lt;protection&gt;] [final | abstract] [strictfp] &lt;class | interface&gt; &lt;Name&gt;</text:p>
        </text:list-item>
        <text:list-item>
          <text:p text:style-name="P46"><text:span text:style-name="T3">Inner class/interface<text:line-break/></text:span>[&lt;protection&gt;] [static] [final| abstract] &lt;class | interface&gt; &lt;Name&gt;</text:p>
        </text:list-item>
        <text:list-item>
          <text:p text:style-name="P46"><text:span text:style-name="T3">Enum<text:line-break/></text:span>[&lt;protection&gt;] enum &lt;Name&gt;</text:p>
        </text:list-item>
        <text:list-item>
          <text:p text:style-name="P46"><text:span text:style-name="T3">Inner enum<text:line-break/></text:span>[&lt;protection&gt;] [static] enum &lt;Name&gt;</text:p>
        </text:list-item>
        <text:list-item>
          <text:p text:style-name="P46"><text:span text:style-name="T3">Variables<text:line-break/></text:span>[&lt;protection&gt;] [static] [final | volatile] [transient] &lt;type&gt; &lt;Name&gt;</text:p>
        </text:list-item>
        <text:list-item>
          <text:p text:style-name="P46"><text:span text:style-name="T3">Methods<text:line-break/></text:span>[&lt;protection&gt;] [static | final | abstract] [synchronized] [strictfp] [native] &lt;type&gt; &lt;Name&gt;</text:p>
        </text:list-item>
      </text:list>
      <text:h text:style-name="Heading_20_4" text:outline-level="4">Brace placement</text:h>
      <text:list xml:id="list30426499" text:style-name="WW8Num32">
        <text:list-item>
          <text:p text:style-name="P47">The opening and closing brace are on a separate line, no additional indentation.</text:p>
        </text:list-item>
        <text:list-item>
          <text:p text:style-name="P47">One valid exception are anonymous inner classes, where the opening brace can be on the same line as the constructor call, with one space between paren and brace.</text:p>
        </text:list-item>
      </text:list>
      <text:h text:style-name="Heading_20_4" text:outline-level="4">extends, implements</text:h>
      <text:list xml:id="list30446350" text:style-name="WW8Num22">
        <text:list-item>
          <text:p text:style-name="P48">The <text:span text:style-name="T1">extends</text:span> and <text:span text:style-name="T1">implements</text:span> clause are each on a separate line, indented by one tab.</text:p>
        </text:list-item>
        <text:list-item>
          <text:p text:style-name="P48"><text:s/>For the <text:span text:style-name="T1">implements</text:span>, normal comma separated list rules apply.</text:p>
        </text:list-item>
      </text:list>
      <text:h text:style-name="Heading_20_4" text:outline-level="4">Method declarations</text:h>
      <text:list xml:id="list30438758" text:style-name="WW8Num44">
        <text:list-item>
          <text:p text:style-name="P45">Method declarations follow the above modifier rules and indentation rules. </text:p>
        </text:list-item>
        <text:list-item>
          <text:p text:style-name="P45">Braces are placed on an empty line, indentation on the same level. </text:p>
        </text:list-item>
      </text:list>
      <text:h text:style-name="Heading_20_4" text:outline-level="4">Annotations</text:h>
      <text:list xml:id="list30436307" text:style-name="WW8Num10">
        <text:list-item>
          <text:p text:style-name="P49">Annotations start with at the same indentation level as the annotated field.</text:p>
        </text:list-item>
        <text:list-item>
          <text:p text:style-name="P49">Annotations with a single value look just like a method call.</text:p>
        </text:list-item>
        <text:list-item>
          <text:p text:style-name="P49">Annotations with key-value pairs, have the opening paren right after the annotation, the key-value pairs are one per line, indented by one tab, the closing paren is on a single line. The values should be aligned together with the equals sign to improve readability.</text:p>
        </text:list-item>
      </text:list>
      <text:p text:style-name="Text_20_body"/>
      <text:h text:style-name="P50" text:outline-level="4">Example</text:h>
      <text:p text:style-name="Code_20_Sample">public final SomeClass</text:p>
      <text:p text:style-name="Code_20_Sample"><text:tab/>extends BaseClass</text:p>
      <text:p text:style-name="Code_20_Sample"><text:tab/>implements SomeInterface</text:p>
      <text:p text:style-name="Code_20_Sample">{</text:p>
      <text:p text:style-name="Code_20_Sample"><text:tab/>private static final String KEY = "someKey";</text:p>
      <text:p text:style-name="Code_20_Sample"/>
      <text:p text:style-name="Code_20_Sample"><text:tab/>@SomeAnnot("myValue")</text:p>
      <text:p text:style-name="Code_20_Sample"><text:tab/>private int someField = 4;</text:p>
      <text:p text:style-name="Code_20_Sample"/>
      <text:p text:style-name="Code_20_Sample"><text:tab/>@Override</text:p>
      <text:p text:style-name="Code_20_Sample"><text:tab/>public synchronized int someMethod(int argA, boolean arg, </text:p>
      <text:p text:style-name="Code_20_Sample"><text:tab/><text:tab/><text:tab/>String argC)</text:p>
      <text:p text:style-name="Code_20_Sample"><text:tab/><text:tab/>throws FileNotFoundException</text:p>
      <text:p text:style-name="Code_20_Sample"><text:tab/>{</text:p>
      <text:p text:style-name="Code_20_Sample"><text:tab/><text:tab/>...</text:p>
      <text:p text:style-name="Code_20_Sample"><text:tab/><text:tab/>return 0;</text:p>
      <text:p text:style-name="Code_20_Sample"><text:tab/>}</text:p>
      <text:p text:style-name="Code_20_Sample"/>
      <text:p text:style-name="Code_20_Sample"><text:tab/>@KeyValueAnnot(</text:p>
      <text:p text:style-name="Code_20_Sample"><text:tab/><text:tab/>id<text:tab/><text:tab/>= 12345,<text:tab/><text:tab/>// description here</text:p>
      <text:p text:style-name="Code_20_Sample"><text:tab/><text:tab/>name<text:tab/><text:tab/>= "myName",</text:p>
      <text:p text:style-name="Code_20_Sample"><text:tab/>)</text:p>
      <text:p text:style-name="Code_20_Sample"><text:tab/>public void annotatedMethod()</text:p>
      <text:p text:style-name="Code_20_Sample"><text:tab/>{</text:p>
      <text:p text:style-name="Code_20_Sample"><text:tab/><text:tab/>...</text:p>
      <text:p text:style-name="Code_20_Sample"><text:tab/>}</text:p>
      <text:p text:style-name="Code_20_Sample">}</text:p>
      <text:h text:style-name="Heading_20_3" text:outline-level="3">Annotation interface declarations</text:h>
      <text:list xml:id="list30454240" text:style-name="WW8Num23">
        <text:list-item>
          <text:p text:style-name="P30">There is no space between @ and interface, ie. always <text:span text:style-name="T1">@interface</text:span></text:p>
        </text:list-item>
        <text:list-item>
          <text:p text:style-name="P30">The opening brace is on a new line</text:p>
        </text:list-item>
        <text:list-item>
          <text:p text:style-name="P30">The optional default value for an element is on the same line.</text:p>
        </text:list-item>
        <text:list-item>
          <text:p text:style-name="P30">Everything should be aligned for better readability</text:p>
        </text:list-item>
      </text:list>
      <text:p text:style-name="Code_20_Sample">public @interface SomeAnnotation</text:p>
      <text:p text:style-name="Code_20_Sample">{</text:p>
      <text:p text:style-name="Code_20_Sample"><text:tab/>int<text:tab/><text:tab/>id();<text:tab/>// No default - must be specified</text:p>
      <text:p text:style-name="Code_20_Sample"><text:tab/>String<text:tab/>name()<text:tab/>default "[unassigned]";</text:p>
      <text:p text:style-name="Code_20_Sample">}</text:p>
      <text:p text:style-name="Text_20_body"/>
      <text:p text:style-name="Text_20_body"/>
      <text:h text:style-name="P41" text:outline-level="2">Statements</text:h>
      <text:h text:style-name="Heading_20_3" text:outline-level="3">Simple statements</text:h>
      <text:list xml:id="list30442756" text:style-name="WW8Num17">
        <text:list-item>
          <text:p text:style-name="P31">Always put only one statement per line.</text:p>
        </text:list-item>
        <text:list-item>
          <text:p text:style-name="P31">A valid exception can the the assignment of the same value to multiple variables.</text:p>
        </text:list-item>
      </text:list>
      <text:h text:style-name="Heading_20_3" text:outline-level="3">Compound statements</text:h>
      <text:p text:style-name="Text_20_body">Compound statements are lists of statements enclosed in braces.</text:p>
      <text:list xml:id="list31276723" text:continue-numbering="true" text:style-name="WW8Num17">
        <text:list-item>
          <text:p text:style-name="P31">The enclosed statements should be indented one tab.</text:p>
        </text:list-item>
        <text:list-item>
          <text:p text:style-name="P31">The opening brace is at the end of the line that begins the block. The closing brace is on a line and is indented to the beginning of the compound statement.</text:p>
        </text:list-item>
        <text:list-item>
          <text:p text:style-name="P31">A possible exception to the above is if-statements and for-/while-loops with a complex condition that is wrapped. In this case, the opening brace should begin on a new line, indented the same as the statement. This is to clearly clarify where the condition ends and the block starts.</text:p>
        </text:list-item>
      </text:list>
      <text:h text:style-name="Heading_20_3" text:outline-level="3">Return and throw statements</text:h>
      <text:list xml:id="list31298972" text:continue-numbering="true" text:style-name="WW8Num17">
        <text:list-item>
          <text:p text:style-name="P31">Never use parentheses around the <text:span text:style-name="T1">return</text:span> value.</text:p>
        </text:list-item>
        <text:list-item>
          <text:p text:style-name="P31">Never use parentheses around the exception in <text:span text:style-name="T1">throw</text:span> statement.</text:p>
        </text:list-item>
      </text:list>
      <text:h text:style-name="Heading_20_3" text:outline-level="3">if, if-else statements</text:h>
      <text:list xml:id="list31276755" text:continue-numbering="true" text:style-name="WW8Num17">
        <text:list-item>
          <text:p text:style-name="P31"><text:span text:style-name="T1">If</text:span> and <text:span text:style-name="T1">if-else</text:span> with single statement branches have the statement on the next line, indented by one tab, without braces around.</text:p>
        </text:list-item>
        <text:list-item>
          <text:p text:style-name="P31">The <text:span text:style-name="T1">else</text:span> or <text:span text:style-name="T1">else if</text:span> is placed on the same line as the closing brace from the previous block.</text:p>
        </text:list-item>
        <text:list-item>
          <text:p text:style-name="P31">If one branch in an <text:span text:style-name="T1">if-else</text:span> is a block and the other is a single statement, the single statement should be turned into a block. </text:p>
        </text:list-item>
      </text:list>
      <text:p text:style-name="Code_20_Sample"><text:span text:style-name="T1">if (</text:span><text:span text:style-name="T2">condition</text:span><text:span text:style-name="T1">)</text:span></text:p>
      <text:p text:style-name="Code_20_Sample"><text:span text:style-name="T1"><text:tab/></text:span><text:span text:style-name="T2">statement</text:span><text:span text:style-name="T1">;</text:span></text:p>
      <text:p text:style-name="Code_20_Sample">else</text:p>
      <text:p text:style-name="Code_20_Sample"><text:span text:style-name="T1"><text:tab/></text:span><text:span text:style-name="T2">statement</text:span><text:span text:style-name="T1">;</text:span></text:p>
      <text:p text:style-name="Code_20_Sample"/>
      <text:p text:style-name="Code_20_Sample"><text:span text:style-name="T1">if (</text:span><text:span text:style-name="T2">condition</text:span><text:span text:style-name="T1">) {</text:span></text:p>
      <text:p text:style-name="Code_20_Sample"><text:span text:style-name="T1"><text:tab/></text:span><text:span text:style-name="T2">statement</text:span><text:span text:style-name="T1">;</text:span></text:p>
      <text:p text:style-name="Code_20_Sample"><text:span text:style-name="T1"><text:tab/></text:span><text:span text:style-name="T2">statement</text:span><text:span text:style-name="T1">;</text:span></text:p>
      <text:p text:style-name="Code_20_Sample"><text:span text:style-name="T1">} else if (</text:span><text:span text:style-name="T2">condition</text:span><text:span text:style-name="T1">) {</text:span></text:p>
      <text:p text:style-name="Code_20_Sample"><text:span text:style-name="T1"><text:tab/></text:span><text:span text:style-name="T2">statement</text:span><text:span text:style-name="T1">;</text:span></text:p>
      <text:p text:style-name="Code_20_Sample">} else {</text:p>
      <text:p text:style-name="Code_20_Sample"><text:span text:style-name="T1"><text:tab/></text:span><text:span text:style-name="T2">statement</text:span><text:span text:style-name="T1">;</text:span></text:p>
      <text:p text:style-name="Code_20_Sample">}</text:p>
      <text:h text:style-name="Heading_20_3" text:outline-level="3"><text:soft-page-break/>Loops</text:h>
      <text:h text:style-name="Heading_20_4" text:outline-level="4">Labels</text:h>
      <text:p text:style-name="Text_20_body">Labels can be used to name loops.</text:p>
      <text:list xml:id="list30435243" text:style-name="WW8Num46">
        <text:list-item>
          <text:p text:style-name="P32">Use labels only in case an inner loop or <text:span text:style-name="T1">switch</text:span> statement needs to break/continue an outer loop.</text:p>
        </text:list-item>
        <text:list-item>
          <text:p text:style-name="P32">place the label in on the same line as loop statement, no space before the colon, one space after.</text:p>
        </text:list-item>
      </text:list>
      <text:h text:style-name="Heading_20_4" text:outline-level="4">for loops</text:h>
      <text:p text:style-name="Text_20_body">for loops the the following form:</text:p>
      <text:p text:style-name="Code_20_Sample"><text:span text:style-name="T1">for (</text:span><text:span text:style-name="T2">initialization</text:span><text:span text:style-name="T1">; </text:span><text:span text:style-name="T2">condition</text:span><text:span text:style-name="T1">; </text:span><text:span text:style-name="T2">update</text:span><text:span text:style-name="T1">)</text:span></text:p>
      <text:p text:style-name="Code_20_Sample"><text:span text:style-name="T1"><text:tab/></text:span><text:span text:style-name="T2">statement</text:span><text:span text:style-name="T1">;</text:span></text:p>
      <text:p text:style-name="Code_20_Sample"><text:span text:style-name="T1">for (</text:span><text:span text:style-name="T2">initialization</text:span><text:span text:style-name="T1">; </text:span><text:span text:style-name="T2">condition</text:span><text:span text:style-name="T1">; </text:span><text:span text:style-name="T2">update</text:span><text:span text:style-name="T1">) {</text:span></text:p>
      <text:p text:style-name="Code_20_Sample"><text:span text:style-name="T1"><text:tab/></text:span><text:span text:style-name="T2">statements</text:span><text:span text:style-name="T1">;</text:span></text:p>
      <text:p text:style-name="Code_20_Sample">}</text:p>
      <text:p text:style-name="Code_20_Sample"><text:span text:style-name="T1">for (</text:span><text:span text:style-name="T2">initialization</text:span><text:span text:style-name="T1">; </text:span><text:span text:style-name="T2">condition</text:span><text:span text:style-name="T1">; </text:span><text:span text:style-name="T2">update</text:span><text:span text:style-name="T1">)</text:span></text:p>
      <text:p text:style-name="Code_20_Sample"><text:tab/>; // empty</text:p>
      <text:p text:style-name="Code_20_Sample"/>
      <text:p text:style-name="Text_20_body"/>
      <text:list xml:id="list30442944" text:style-name="WW8Num21">
        <text:list-item>
          <text:p text:style-name="P33">In the initialization, only assign loop control variables.</text:p>
        </text:list-item>
        <text:list-item>
          <text:p text:style-name="P33">In the condition, for primitive types, always have the order "variable comparison constant".</text:p>
        </text:list-item>
        <text:list-item>
          <text:p text:style-name="P33">No braces if there is only one statement.</text:p>
        </text:list-item>
        <text:list-item>
          <text:p text:style-name="P33">Empty loops have the semicolon on the next line, indented by one tab, followed by a comment that explicitly marks the empty statement.</text:p>
        </text:list-item>
      </text:list>
      <text:h text:style-name="Heading_20_4" text:outline-level="4">for-each loops</text:h>
      <text:p text:style-name="Text_20_body">for-each loops have to following form:</text:p>
      <text:p text:style-name="Code_20_Sample"><text:span text:style-name="T1">for (</text:span><text:span text:style-name="T2">Type name : Iteratable</text:span><text:span text:style-name="T1">)</text:span></text:p>
      <text:p text:style-name="Code_20_Sample"><text:span text:style-name="T1"><text:tab/></text:span><text:span text:style-name="T2">statement</text:span><text:span text:style-name="T1">;</text:span></text:p>
      <text:p text:style-name="Code_20_Sample"><text:span text:style-name="T1">for (</text:span><text:span text:style-name="T2">Type name : Iteratable</text:span><text:span text:style-name="T1">) {</text:span></text:p>
      <text:p text:style-name="Code_20_Sample"><text:span text:style-name="T1"><text:tab/></text:span><text:span text:style-name="T2">statements</text:span><text:span text:style-name="T1">;</text:span></text:p>
      <text:p text:style-name="Code_20_Sample">}</text:p>
      <text:p text:style-name="Text_20_body"/>
      <text:list xml:id="list31284426" text:continue-numbering="true" text:style-name="WW8Num21">
        <text:list-item>
          <text:p text:style-name="P33">No braces if there is only one statement</text:p>
        </text:list-item>
      </text:list>
      <text:p text:style-name="Text_20_body"/>
      <text:h text:style-name="P50" text:outline-level="4">while loops</text:h>
      <text:p text:style-name="Text_20_body">while loops have the following form:</text:p>
      <text:p text:style-name="Code_20_Sample"><text:span text:style-name="T1">while (</text:span><text:span text:style-name="T2">condition</text:span><text:span text:style-name="T1">)</text:span></text:p>
      <text:p text:style-name="Code_20_Sample"><text:span text:style-name="T1"><text:tab/></text:span><text:span text:style-name="T2">statement</text:span><text:span text:style-name="T1">;</text:span></text:p>
      <text:p text:style-name="Code_20_Sample"><text:span text:style-name="T1">while (</text:span><text:span text:style-name="T2">condition</text:span><text:span text:style-name="T1">) {</text:span></text:p>
      <text:p text:style-name="Code_20_Sample"><text:span text:style-name="T1"><text:tab/></text:span><text:span text:style-name="T2">statements</text:span><text:span text:style-name="T1">;</text:span></text:p>
      <text:p text:style-name="Code_20_Sample">}</text:p>
      <text:p text:style-name="Code_20_Sample"><text:span text:style-name="T1">while (</text:span><text:span text:style-name="T2">condition</text:span><text:span text:style-name="T1">)</text:span></text:p>
      <text:p text:style-name="Code_20_Sample"><text:tab/>; // empty</text:p>
      <text:p text:style-name="Text_20_body"/>
      <text:list xml:id="list31296458" text:continue-numbering="true" text:style-name="WW8Num21">
        <text:list-item>
          <text:p text:style-name="P33">In the condition, for primitive types, always have the order "variable comparison constant"</text:p>
        </text:list-item>
        <text:list-item>
          <text:p text:style-name="P33">No braces if there is only one statement</text:p>
        </text:list-item>
        <text:list-item>
          <text:p text:style-name="P33">Empty loops have the semicolon on the next line, indented by one tab, followed by a comment that explicitly marks the empty statement.</text:p>
        </text:list-item>
      </text:list>
      <text:h text:style-name="Heading_20_4" text:outline-level="4">do-while loops</text:h>
      <text:p text:style-name="Text_20_body">do-while loops have the the following form:</text:p>
      <text:p text:style-name="Code_20_Sample">do {</text:p>
      <text:p text:style-name="Code_20_Sample"><text:span text:style-name="T1"><text:tab/></text:span><text:span text:style-name="T2">statements</text:span><text:span text:style-name="T1">;</text:span></text:p>
      <text:p text:style-name="Code_20_Sample"><text:span text:style-name="T1">} while (</text:span><text:span text:style-name="T2">condition</text:span><text:span text:style-name="T1">);</text:span></text:p>
      <text:list xml:id="list30429155" text:style-name="WW8Num30">
        <text:list-header>
          <text:p text:style-name="P34"/>
        </text:list-header>
        <text:list-item>
          <text:p text:style-name="P34">always use braces</text:p>
        </text:list-item>
      </text:list>
      <text:h text:style-name="Heading_20_3" text:outline-level="3">switch statements</text:h>
      <text:p text:style-name="Text_20_body">switch statements have the the following form:</text:p>
      <text:p text:style-name="Code_20_Sample"><text:span text:style-name="T1">switch (</text:span><text:span text:style-name="T2">condition</text:span><text:span text:style-name="T1">) {</text:span></text:p>
      <text:p text:style-name="Code_20_Sample"><text:span text:style-name="T1">case </text:span><text:span text:style-name="T2">LABEL1</text:span><text:span text:style-name="T1">:</text:span></text:p>
      <text:p text:style-name="Code_20_Sample"><text:span text:style-name="T1"><text:tab/></text:span><text:span text:style-name="T2">statements</text:span><text:span text:style-name="T1">;</text:span></text:p>
      <text:p text:style-name="Code_20_Sample"><text:tab/>// fall thru</text:p>
      <text:p text:style-name="Code_20_Sample"/>
      <text:p text:style-name="Code_20_Sample"><text:span text:style-name="T1">case </text:span><text:span text:style-name="T2">LABEL2</text:span><text:span text:style-name="T1">:</text:span></text:p>
      <text:p text:style-name="Code_20_Sample"><text:span text:style-name="T1"><text:tab/></text:span><text:span text:style-name="T2">statements</text:span><text:span text:style-name="T1">;</text:span></text:p>
      <text:p text:style-name="Code_20_Sample"><text:tab/>break;</text:p>
      <text:p text:style-name="Code_20_Sample"/>
      <text:p text:style-name="Code_20_Sample">case LABEL3:</text:p>
      <text:p text:style-name="Code_20_Sample">case LABEL3:</text:p>
      <text:p text:style-name="Code_20_Sample"><text:span text:style-name="T1"><text:tab/></text:span><text:span text:style-name="T2">statements</text:span><text:span text:style-name="T1">;</text:span></text:p>
      <text:p text:style-name="Code_20_Sample"><text:tab/>break;</text:p>
      <text:p text:style-name="Code_20_Sample"/>
      <text:p text:style-name="Code_20_Sample">default:</text:p>
      <text:p text:style-name="Code_20_Sample"><text:span text:style-name="T1"><text:tab/></text:span><text:span text:style-name="T2">statements</text:span><text:span text:style-name="T1">;</text:span></text:p>
      <text:p text:style-name="Code_20_Sample"><text:tab/>break;</text:p>
      <text:p text:style-name="Code_20_Sample">}</text:p>
      <text:p text:style-name="Text_20_body"/>
      <text:list xml:id="list31302420" text:continue-numbering="true" text:style-name="WW8Num30">
        <text:list-item>
          <text:p text:style-name="P34">the case labels are indented the same as the switch</text:p>
        </text:list-item>
        <text:list-item>
          <text:p text:style-name="P34"><text:soft-page-break/>the statements for each label are indented by one</text:p>
        </text:list-item>
        <text:list-item>
          <text:p text:style-name="P34">labels that execute some statements and then fall thru need to have the fall thru documented</text:p>
        </text:list-item>
        <text:list-item>
          <text:p text:style-name="P34">the default label (if present) goes as the last one</text:p>
        </text:list-item>
        <text:list-item>
          <text:p text:style-name="P34">only use a default label if it's not empty</text:p>
        </text:list-item>
        <text:list-item>
          <text:p text:style-name="P34">switch statements used for simple key-value mapping can be written as one line per <text:span text:style-name="T1">case</text:span>, but then everything should be aligned.</text:p>
        </text:list-item>
      </text:list>
      <text:p text:style-name="Code_20_Sample"><text:span text:style-name="T1">switch (</text:span><text:span text:style-name="T2">key</text:span><text:span text:style-name="T1">) {</text:span></text:p>
      <text:p text:style-name="Code_20_Sample"><text:span text:style-name="T1">case </text:span><text:span text:style-name="T2">VAL1</text:span><text:span text:style-name="T1">: return "</text:span><text:span text:style-name="T2">VAL1</text:span><text:span text:style-name="T1">";</text:span></text:p>
      <text:p text:style-name="Code_20_Sample"><text:span text:style-name="T1">case </text:span><text:span text:style-name="T2">VAL2</text:span><text:span text:style-name="T1">: return "</text:span><text:span text:style-name="T2">VAL2</text:span><text:span text:style-name="T1">";</text:span></text:p>
      <text:p text:style-name="Code_20_Sample">}</text:p>
      <text:p text:style-name="Code_20_Sample"><text:span text:style-name="T1">switch (</text:span><text:span text:style-name="T2">key</text:span><text:span text:style-name="T1">) {</text:span></text:p>
      <text:p text:style-name="Code_20_Sample"><text:span text:style-name="T1">case </text:span><text:span text:style-name="T2">VAL1</text:span><text:span text:style-name="T1">: val = "</text:span><text:span text:style-name="T2">VAL1</text:span><text:span text:style-name="T1">"; break;</text:span></text:p>
      <text:p text:style-name="Code_20_Sample"><text:span text:style-name="T1">case </text:span><text:span text:style-name="T2">VAL2</text:span><text:span text:style-name="T1">: val = "</text:span><text:span text:style-name="T2">VAL2</text:span><text:span text:style-name="T1">"; break;</text:span></text:p>
      <text:p text:style-name="Code_20_Sample">}</text:p>
      <text:h text:style-name="Heading_20_3" text:outline-level="3">try-catch-finally statements</text:h>
      <text:p text:style-name="Text_20_body">try-catch, try-finally, try-catch-finally look like these:</text:p>
      <text:p text:style-name="Code_20_Sample">try {</text:p>
      <text:p text:style-name="Code_20_Sample"><text:span text:style-name="T1"><text:tab/></text:span><text:span text:style-name="T2">statements</text:span><text:span text:style-name="T1">;</text:span></text:p>
      <text:p text:style-name="Code_20_Sample">} catch (Exception e) {</text:p>
      <text:p text:style-name="Code_20_Sample"><text:span text:style-name="T2"><text:tab/>statements</text:span><text:span text:style-name="T1">;</text:span></text:p>
      <text:p text:style-name="Code_20_Sample">}</text:p>
      <text:p text:style-name="Code_20_Sample">try {</text:p>
      <text:p text:style-name="Code_20_Sample"><text:span text:style-name="T1"><text:tab/></text:span><text:span text:style-name="T2">statements</text:span><text:span text:style-name="T1">;</text:span></text:p>
      <text:p text:style-name="Code_20_Sample">} finally {</text:p>
      <text:p text:style-name="Code_20_Sample"><text:span text:style-name="T1"><text:tab/></text:span><text:span text:style-name="T2">statements</text:span><text:span text:style-name="T1">;</text:span></text:p>
      <text:p text:style-name="Code_20_Sample">}</text:p>
      <text:p text:style-name="Code_20_Sample">try {</text:p>
      <text:p text:style-name="Code_20_Sample"><text:span text:style-name="T1"><text:tab/></text:span><text:span text:style-name="T2">statements</text:span><text:span text:style-name="T1">;</text:span></text:p>
      <text:p text:style-name="Code_20_Sample">} catch (Exception e) {</text:p>
      <text:p text:style-name="Code_20_Sample"><text:span text:style-name="T2"><text:tab/>statements</text:span><text:span text:style-name="T1">;</text:span></text:p>
      <text:p text:style-name="Code_20_Sample">} finally {</text:p>
      <text:p text:style-name="Code_20_Sample"><text:span text:style-name="T1"><text:tab/></text:span><text:span text:style-name="T2">statements</text:span><text:span text:style-name="T1">;</text:span></text:p>
      <text:p text:style-name="Code_20_Sample">}</text:p>
      <text:p text:style-name="Text_20_body"/>
      <text:list xml:id="list31290261" text:continue-list="list31276755" text:style-name="WW8Num17">
        <text:list-item>
          <text:p text:style-name="P31">The <text:span text:style-name="T1">catch</text:span> or <text:span text:style-name="T1">finally</text:span> is placed on the same line as the closing brace from the previous block.</text:p>
        </text:list-item>
      </text:list>
      <text:p text:style-name="Text_20_body"/>
      <text:h text:style-name="P41" text:outline-level="2">Miscellaneous Conventions</text:h>
      <text:h text:style-name="Heading_20_3" text:outline-level="3">Unused code</text:h>
      <text:list xml:id="list30433020" text:style-name="L2">
        <text:list-item>
          <text:p text:style-name="P35">If code is not used anymore, it should be removed. It's pointless having it around in case it might be needed again. Think version control.</text:p>
        </text:list-item>
      </text:list>
      <text:p text:style-name="Standard"/>
      <text:h text:style-name="Heading_20_3" text:outline-level="3">Extra Parentheses</text:h>
      <text:list xml:id="list31140121" text:style-name="L5">
        <text:list-item>
          <text:p text:style-name="P36">In complex boolean expressions, make parens around groups where it make sense, even when not required by operator precedence</text:p>
        </text:list-item>
      </text:list>
      <text:p text:style-name="Standard"/>
      <text:h text:style-name="Heading_20_3" text:outline-level="3">Early exiting of a block</text:h>
      <text:list xml:id="list31133367" text:style-name="L6">
        <text:list-item>
          <text:p text:style-name="P37">When writing code blocks where the main code depends on a number of conditions, check these conditions and exit early if they are not met. Don't use extra <text:span text:style-name="T5">if</text:span>-blocks with many levels on indentation.</text:p>
        </text:list-item>
        <text:list-item>
          <text:p text:style-name="P37">In a loop, when the result is clear and the surrounding method has no other jobs to do, directly return the return value instead of using local variables.</text:p>
        </text:list-item>
        <text:list-item>
          <text:p text:style-name="P37">In a loop, break out as soon as the result does not change anymore.</text:p>
        </text:list-item>
      </text:list>
      <text:p text:style-name="Standard"/>
      <text:p text:style-name="Standard"><text:span text:style-name="T4">wrong</text:span>:</text:p>
      <text:p text:style-name="Code_20_Sample">int ret = -1</text:p>
      <text:p text:style-name="Code_20_Sample">for (int i = 0; i &lt; 10; i++) {</text:p>
      <text:p text:style-name="Code_20_Sample"><text:tab/>if (a.b(i)) {</text:p>
      <text:p text:style-name="Code_20_Sample"><text:tab/><text:tab/>if (a.c(i)</text:p>
      <text:p text:style-name="Code_20_Sample"><text:tab/><text:tab/><text:tab/>ret = a.d(i);</text:p>
      <text:p text:style-name="Code_20_Sample"><text:tab/>}</text:p>
      <text:p text:style-name="Code_20_Sample">}</text:p>
      <text:p text:style-name="Code_20_Sample">return ret;</text:p>
      <text:p text:style-name="Text_20_body"/>
      <text:p text:style-name="Text_20_body"><text:span text:style-name="T4">right</text:span>:</text:p>
      <text:p text:style-name="Code_20_Sample">for (int i = 0; i &lt; 10; i++) {</text:p>
      <text:p text:style-name="Code_20_Sample"><text:tab/>if (!a.b(i))</text:p>
      <text:p text:style-name="Code_20_Sample"><text:tab/><text:tab/>continue;</text:p>
      <text:p text:style-name="Code_20_Sample"><text:tab/>if (a.c(i)</text:p>
      <text:p text:style-name="Code_20_Sample"><text:tab/><text:tab/>return a.d(i);</text:p>
      <text:p text:style-name="Code_20_Sample">}</text:p>
      <text:p text:style-name="Code_20_Sample">return -1;</text:p>
      <text:p text:style-name="Text_20_body"/>
      <text:h text:style-name="Heading_20_1" text:outline-level="1">Naming Conventions</text:h>
      <text:h text:style-name="Heading_20_2" text:outline-level="2">General</text:h>
      <text:p text:style-name="Text_20_body">All symbol names are in English.</text:p>
      <text:p text:style-name="Text_20_body">The Sun conventions apply. </text:p>
      <text:p text:style-name="Text_20_body">Additional conventions on top of the Sun ones apply, documented later.</text:p>
      <text:h text:style-name="Heading_20_2" text:outline-level="2">Sun naming conventions</text:h>
      <text:p text:style-name="Text_20_body">1:1 copy of the Sun naming conventions, copied here for completeness.</text:p>
      <text:h text:style-name="Heading_20_3" text:outline-level="3">Packages </text:h>
      <text:p text:style-name="Text_20_body">The prefix of a unique package name is always written in all-lowercase ASCII letters and should be one of the top-level domain names, currently com, edu, gov, mil, net, org, or one of the English two-letter codes identifying countries as specified in ISO Standard 3166, 1981. </text:p>
      <text:p text:style-name="Text_20_body">Subsequent components of the package name vary according to an organization's own internal naming conventions. Such conventions might specify that certain directory name components be division, department, project, machine, or login names. </text:p>
      <text:p text:style-name="Code_20_Sample">com.sun.eng </text:p>
      <text:p text:style-name="Code_20_Sample">com.apple.quicktime.v2 </text:p>
      <text:p text:style-name="Code_20_Sample">edu.cmu.cs.bovik.cheese </text:p>
      <text:h text:style-name="Heading_20_3" text:outline-level="3">Classes </text:h>
      <text:p text:style-name="Text_20_body">Class names should be nouns, in mixed case with the first letter of each internal word capitalized. Try to keep your class names simple and descriptive. Use whole words-avoid acronyms and abbreviations (unless the abbreviation is much more widely used than the long form, such as URL or HTML). </text:p>
      <text:p text:style-name="Code_20_Sample">class Raster;</text:p>
      <text:p text:style-name="Code_20_Sample">class ImageSprite;</text:p>
      <text:h text:style-name="Heading_20_3" text:outline-level="3">Interfaces </text:h>
      <text:p text:style-name="Text_20_body">Interface names should be capitalized like class names. </text:p>
      <text:p text:style-name="Code_20_Sample">interface RasterDelegate;</text:p>
      <text:p text:style-name="Code_20_Sample">interface Storing; </text:p>
      <text:h text:style-name="Heading_20_3" text:outline-level="3">Methods </text:h>
      <text:p text:style-name="Text_20_body">Methods should be verbs, in mixed case with the first letter lowercase, with the first letter of each internal word capitalized. </text:p>
      <text:p text:style-name="Code_20_Sample">run();</text:p>
      <text:p text:style-name="Code_20_Sample">runFast();</text:p>
      <text:p text:style-name="Code_20_Sample">getBackground(); </text:p>
      <text:p text:style-name="Text_20_body"/>
      <text:h text:style-name="Heading_20_3" text:outline-level="3"><text:soft-page-break/>Variables </text:h>
      <text:p text:style-name="Text_20_body">Except for variables, all instance, class, and class constants are in mixed case with a lowercase first letter. Internal words start with capital letters. Variable names should not start with underscore _ or dollar sign $ characters, even though both are allowed. </text:p>
      <text:p text:style-name="Text_20_body">Variable names should be short yet meaningful. The choice of a variable name should be mnemonic- that is, designed to indicate to the casual observer the intent of its use. One-character variable names should be avoided except for temporary "throwaway" variables. Common names for temporary variables are i, j, k, m, and n for integers; c, d, and e for characters. </text:p>
      <text:p text:style-name="Code_20_Sample">int <text:s text:c="2"/>i;</text:p>
      <text:p text:style-name="Code_20_Sample">char <text:s/>c;</text:p>
      <text:p text:style-name="Code_20_Sample">float myWidth;</text:p>
      <text:h text:style-name="Heading_20_3" text:outline-level="3">Constants </text:h>
      <text:p text:style-name="Text_20_body">The names of variables declared class constants and of ANSI constants should be all uppercase with words separated by underscores ("_"). (ANSI constants should be avoided, for ease of debugging.) </text:p>
      <text:p text:style-name="Code_20_Sample">static final int MIN_WIDTH = 4; </text:p>
      <text:p text:style-name="Code_20_Sample">static final int MAX_WIDTH = 999; </text:p>
      <text:p text:style-name="Code_20_Sample">static final int GET_THE_CPU = 1; </text:p>
      <text:h text:style-name="Heading_20_2" text:outline-level="2">Additional naming conventions</text:h>
      <text:h text:style-name="Heading_20_3" text:outline-level="3">Interfaces</text:h>
      <text:p text:style-name="Text_20_body">Interface names should be prefixed with an upper case "<text:span text:style-name="T5">I</text:span>".</text:p>
      <text:h text:style-name="Heading_20_3" text:outline-level="3">Logging</text:h>
      <text:p text:style-name="Text_20_body">Static loggers should always be called "<text:span text:style-name="T5">log</text:span>"</text:p>
      <text:h text:style-name="Heading_20_3" text:outline-level="3">Locking objects</text:h>
      <text:p text:style-name="Text_20_body">These apply if separate objects are used for locking. That is, if Objects are used as synchronization points, or if <text:span text:style-name="T5">java.util.concurrent</text:span> is used.</text:p>
      <text:p text:style-name="Text_20_body">Naming rules fore these objects:</text:p>
      <text:list xml:id="list31237098" text:style-name="L7">
        <text:list-item>
          <text:p text:style-name="P38"><text:span text:style-name="T4">synchronization Objects</text:span><text:line-break/>The name should end with "<text:span text:style-name="T5">Lock</text:span>"</text:p>
        </text:list-item>
        <text:list-item>
          <text:p text:style-name="P38"><text:span text:style-name="T4">java.util.concurrent.Semaphore</text:span><text:line-break/>The name should end with "<text:span text:style-name="T5">Sem</text:span>"</text:p>
        </text:list-item>
        <text:list-item>
          <text:p text:style-name="P38"><text:span text:style-name="T4">java.util.concurrent.locks.ReeantrantLock</text:span><text:line-break/>The name should end with "<text:span text:style-name="T5">Mutex</text:span>"</text:p>
        </text:list-item>
        <text:list-item>
          <text:p text:style-name="P38"><text:span text:style-name="T4">java.util.concurrent.locks.ReeantrantReadWriteLock</text:span><text:line-break/>The name should end with "<text:span text:style-name="T5">RwMutex</text:span>"</text:p>
        </text:list-item>
      </text:list>
      <text:h text:style-name="P52" text:outline-level="1"><text:bookmark-start text:name="15440"/>Other practices<text:bookmark-end text:name="15440"/></text:h>
      <text:h text:style-name="Heading_20_2" text:outline-level="2">synchronized</text:h>
      <text:list xml:id="list30446025" text:style-name="WW8Num7">
        <text:list-item>
          <text:p text:style-name="P40">Don't use <text:span text:style-name="T5">synchronized</text:span> when not necessary</text:p>
        </text:list-item>
        <text:list-item>
          <text:p text:style-name="P40">For local code, always use the unsynchronized versions of <text:span text:style-name="T5">java.util</text:span> classes.</text:p>
        </text:list-item>
        <text:list-item>
          <text:p text:style-name="P40">Document what the "<text:span text:style-name="T5">synchronized</text:span>" protects.</text:p>
        </text:list-item>
      </text:list>
      <text:p text:style-name="Standard"/>
      <text:h text:style-name="Heading_20_2" text:outline-level="2">StringBuilder and StringBuffer</text:h>
      <text:list xml:id="list30431587" text:style-name="WW8Num20">
        <text:list-item>
          <text:p text:style-name="P39">Use <text:span text:style-name="T5">StringBuilder</text:span> when Strings are concatenated. For just two or three concatenations, the normal String + String is ok, but never in a loop.</text:p>
        </text:list-item>
        <text:list-item>
          <text:p text:style-name="P39">The synchronized <text:span text:style-name="T5">StringBuffer</text:span> should be avoided, except synchronization is absolutely necessary.</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2" svg:font-family="'Courier New'" style:font-family-generic="modern" style:font-pitch="fixed"/>
    <style:font-face style:name="Courier New" svg:font-family="'Courier New'" style:font-adornments="Regular" style:font-family-generic="modern" style:font-pitch="fixed"/>
    <style:font-face style:name="Bookman Old Style" svg:font-family="'Bookman Old Style'" style:font-adornments="Regular" style:font-family-generic="roman" style:font-pitch="variable"/>
    <style:font-face style:name="Times New Roman" svg:font-family="'Times New Roman'" style:font-family-generic="roman"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Bookman Old Style" fo:font-size="11pt" fo:font-weight="250"/>
    </style:style>
    <style:style style:name="Heading" style:family="paragraph" style:parent-style-name="Standard" style:next-style-name="Text_20_body" style:class="text">
      <style:paragraph-properties fo:margin-top="0.423cm" fo:margin-bottom="0.212cm" fo:keep-with-next="always"/>
      <style:text-properties style:font-name="Bookman Old Style"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top="0.21cm" fo:margin-bottom="0.42cm" style:page-number="auto" fo:break-before="page" fo:padding="0cm" fo:border-left="none" fo:border-right="none" fo:border-top="none" fo:border-bottom="0.018cm solid #000000"/>
      <style:text-properties fo:font-size="16pt" fo:font-weight="600"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199cm" fo:text-indent="0cm" style:auto-text-indent="false">
        <style:tab-stops>
          <style:tab-stop style:position="16.999cm" style:type="right" style:leader-style="dotted" style:leader-text="."/>
        </style:tab-stops>
      </style:paragraph-properties>
      <style:text-properties fo:font-size="11pt" fo:font-weight="600"/>
    </style:style>
    <style:style style:name="Heading_20_2" style:display-name="Heading 2" style:family="paragraph" style:parent-style-name="Heading" style:next-style-name="Text_20_body" style:default-outline-level="2" style:class="text">
      <style:paragraph-properties fo:margin-left="0cm" fo:margin-right="0cm" fo:text-indent="0cm" style:auto-text-indent="false"/>
      <style:text-properties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0cm" style:auto-text-indent="false"/>
      <style:text-properties fo:font-size="12pt" fo:font-weight="60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left="0cm" fo:margin-right="0cm" fo:text-indent="0cm" style:auto-text-indent="false">
        <style:tab-stops/>
      </style:paragraph-properties>
      <style:text-properties fo:font-size="11pt" fo:font-style="normal" fo:font-weight="600"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text-indent="0cm" style:auto-text-indent="false"/>
      <style:text-properties fo:font-size="11pt" fo:font-weight="600" style:font-size-asian="85%" style:font-weight-asian="bold" style:font-size-complex="8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left="0cm" fo:margin-right="0cm" fo:text-indent="0cm" style:auto-text-indent="false">
        <style:tab-stops/>
      </style:paragraph-properties>
      <style:text-properties fo:font-size="11pt" fo:font-weight="600"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left="0cm" fo:margin-right="0cm" fo:text-indent="0cm" style:auto-text-indent="false"/>
      <style:text-properties fo:font-size="11pt" fo:font-weight="600"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de_20_Sample" style:display-name="Code Sample" style:family="paragraph" style:parent-style-name="Text_20_body" style:class="text" style:master-page-name="">
      <style:paragraph-properties fo:margin-left="0.499cm" fo:margin-right="0cm" fo:margin-top="0cm" fo:margin-bottom="0cm" fo:text-indent="0cm" style:auto-text-indent="false" style:page-number="auto" fo:background-color="#cccccc" fo:padding="0.049cm" fo:border="0.018cm solid #000000">
        <style:tab-stops/>
        <style:background-image/>
      </style:paragraph-properties>
      <style:text-properties style:font-name="Courier New" fo:font-weight="normal"/>
    </style:style>
    <style:style style:name="Heading_20_10" style:display-name="Heading 10" style:family="paragraph" style:parent-style-name="Heading" style:next-style-name="Text_20_body" style:default-outline-level="10" style:class="text">
      <style:paragraph-properties fo:margin-left="0cm" fo:margin-right="0cm"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5z1" style:family="text">
      <style:text-properties style:font-name="Courier New1" style:font-name-complex="Courier New1"/>
    </style:style>
    <style:style style:name="WW8Num35z2" style:family="text">
      <style:text-properties style:font-name="Wingdings"/>
    </style:style>
    <style:style style:name="WW8Num35z0" style:family="text">
      <style:text-properties style:font-name="Symbol"/>
    </style:style>
    <style:style style:name="WW8Num51z1" style:family="text">
      <style:text-properties style:font-name="Courier New1" style:font-name-complex="Courier New1"/>
    </style:style>
    <style:style style:name="WW8Num51z2" style:family="text">
      <style:text-properties style:font-name="Wingdings"/>
    </style:style>
    <style:style style:name="WW8Num51z0" style:family="text">
      <style:text-properties style:font-name="Symbol"/>
    </style:style>
    <style:style style:name="WW8Num31z1" style:family="text">
      <style:text-properties style:font-name="Symbol"/>
    </style:style>
    <style:style style:name="WW8Num14z0" style:family="text">
      <style:text-properties style:font-name="Symbol"/>
    </style:style>
    <style:style style:name="WW8Num13z1" style:family="text">
      <style:text-properties style:font-name="Courier New1" style:font-name-complex="Courier New1"/>
    </style:style>
    <style:style style:name="WW8Num13z2" style:family="text">
      <style:text-properties style:font-name="Wingdings"/>
    </style:style>
    <style:style style:name="WW8Num13z0" style:family="text">
      <style:text-properties style:font-name="Symbol"/>
    </style:style>
    <style:style style:name="WW8Num47z1" style:family="text">
      <style:text-properties style:font-name="Courier New1" style:font-name-complex="Courier New1"/>
    </style:style>
    <style:style style:name="WW8Num47z2" style:family="text">
      <style:text-properties style:font-name="Wingdings"/>
    </style:style>
    <style:style style:name="WW8Num47z0" style:family="text">
      <style:text-properties style:font-name="Symbol"/>
    </style:style>
    <style:style style:name="WW8Num34z1" style:family="text">
      <style:text-properties style:font-name="Courier New1" style:font-name-complex="Courier New1"/>
    </style:style>
    <style:style style:name="WW8Num34z2" style:family="text">
      <style:text-properties style:font-name="Wingdings"/>
    </style:style>
    <style:style style:name="WW8Num34z0" style:family="text">
      <style:text-properties style:font-name="Symbol"/>
    </style:style>
    <style:style style:name="WW8Num19z1" style:family="text">
      <style:text-properties style:font-name="Courier New1" style:font-name-complex="Courier New1"/>
    </style:style>
    <style:style style:name="WW8Num19z2" style:family="text">
      <style:text-properties style:font-name="Wingdings"/>
    </style:style>
    <style:style style:name="WW8Num19z0" style:family="text">
      <style:text-properties style:font-name="Symbol"/>
    </style:style>
    <style:style style:name="WW8Num49z1" style:family="text">
      <style:text-properties style:font-name="Courier New1" style:font-name-complex="Courier New1"/>
    </style:style>
    <style:style style:name="WW8Num49z2" style:family="text">
      <style:text-properties style:font-name="Wingdings"/>
    </style:style>
    <style:style style:name="WW8Num49z0" style:family="text">
      <style:text-properties style:font-name="Symbol"/>
    </style:style>
    <style:style style:name="WW8Num36z1" style:family="text">
      <style:text-properties style:font-name="Courier New1" style:font-name-complex="Courier New1"/>
    </style:style>
    <style:style style:name="WW8Num36z2" style:family="text">
      <style:text-properties style:font-name="Wingdings"/>
    </style:style>
    <style:style style:name="WW8Num36z0" style:family="text">
      <style:text-properties style:font-name="Symbol"/>
    </style:style>
    <style:style style:name="WW8Num24z1" style:family="text">
      <style:text-properties style:font-name="Courier New1" style:font-name-complex="Courier New1"/>
    </style:style>
    <style:style style:name="WW8Num24z2" style:family="text">
      <style:text-properties style:font-name="Wingdings"/>
    </style:style>
    <style:style style:name="WW8Num24z0" style:family="text">
      <style:text-properties style:font-name="Symbol"/>
    </style:style>
    <style:style style:name="WW8Num16z1" style:family="text">
      <style:text-properties style:font-name="Courier New1" style:font-name-complex="Courier New1"/>
    </style:style>
    <style:style style:name="WW8Num16z2" style:family="text">
      <style:text-properties style:font-name="Wingdings"/>
    </style:style>
    <style:style style:name="WW8Num16z0" style:family="text">
      <style:text-properties style:font-name="Symbol"/>
    </style:style>
    <style:style style:name="WW8Num41z1" style:family="text">
      <style:text-properties style:font-name="Courier New1" style:font-name-complex="Courier New1"/>
    </style:style>
    <style:style style:name="WW8Num41z2" style:family="text">
      <style:text-properties style:font-name="Wingdings"/>
    </style:style>
    <style:style style:name="WW8Num41z0" style:family="text">
      <style:text-properties style:font-name="Symbol"/>
    </style:style>
    <style:style style:name="WW8Num40z1" style:family="text">
      <style:text-properties style:font-name="Courier New1" style:font-name-complex="Courier New1"/>
    </style:style>
    <style:style style:name="WW8Num40z2" style:family="text">
      <style:text-properties style:font-name="Wingdings"/>
    </style:style>
    <style:style style:name="WW8Num40z0" style:family="text">
      <style:text-properties style:font-name="Symbol"/>
    </style:style>
    <style:style style:name="WW8Num43z1" style:family="text">
      <style:text-properties style:font-name="Courier New1" style:font-name-complex="Courier New1"/>
    </style:style>
    <style:style style:name="WW8Num43z2" style:family="text">
      <style:text-properties style:font-name="Wingdings"/>
    </style:style>
    <style:style style:name="WW8Num43z0" style:family="text">
      <style:text-properties style:font-name="Symbol"/>
    </style:style>
    <style:style style:name="WW8Num26z1" style:family="text">
      <style:text-properties style:font-name="Courier New1" style:font-name-complex="Courier New1"/>
    </style:style>
    <style:style style:name="WW8Num26z2" style:family="text">
      <style:text-properties style:font-name="Wingdings"/>
    </style:style>
    <style:style style:name="WW8Num26z0" style:family="text">
      <style:text-properties style:font-name="Symbol"/>
    </style:style>
    <style:style style:name="WW8Num48z1" style:family="text">
      <style:text-properties style:font-name="Courier New1" style:font-name-complex="Courier New1"/>
    </style:style>
    <style:style style:name="WW8Num48z2" style:family="text">
      <style:text-properties style:font-name="Wingdings"/>
    </style:style>
    <style:style style:name="WW8Num48z0" style:family="text">
      <style:text-properties style:font-name="Symbol"/>
    </style:style>
    <style:style style:name="WW8Num27z1" style:family="text">
      <style:text-properties style:font-name="Courier New1" style:font-name-complex="Courier New1"/>
    </style:style>
    <style:style style:name="WW8Num27z2" style:family="text">
      <style:text-properties style:font-name="Wingdings"/>
    </style:style>
    <style:style style:name="WW8Num27z0" style:family="text">
      <style:text-properties style:font-name="Symbol"/>
    </style:style>
    <style:style style:name="WW8Num15z1" style:family="text">
      <style:text-properties style:font-name="Courier New1" style:font-name-complex="Courier New1"/>
    </style:style>
    <style:style style:name="WW8Num15z2" style:family="text">
      <style:text-properties style:font-name="Wingdings"/>
    </style:style>
    <style:style style:name="WW8Num15z0" style:family="text">
      <style:text-properties style:font-name="Symbol"/>
    </style:style>
    <style:style style:name="WW8Num29z1" style:family="text">
      <style:text-properties style:font-name="Courier New1" style:font-name-complex="Courier New1"/>
    </style:style>
    <style:style style:name="WW8Num29z2" style:family="text">
      <style:text-properties style:font-name="Wingdings"/>
    </style:style>
    <style:style style:name="WW8Num29z0" style:family="text">
      <style:text-properties style:font-name="Symbol"/>
    </style:style>
    <style:style style:name="WW8Num39z1" style:family="text">
      <style:text-properties style:font-name="Courier New1" style:font-name-complex="Courier New1"/>
    </style:style>
    <style:style style:name="WW8Num39z2" style:family="text">
      <style:text-properties style:font-name="Wingdings"/>
    </style:style>
    <style:style style:name="WW8Num39z0" style:family="text">
      <style:text-properties style:font-name="Symbol"/>
    </style:style>
    <style:style style:name="WW8Num52z1" style:family="text">
      <style:text-properties style:font-name="Courier New1" style:font-name-complex="Courier New1"/>
    </style:style>
    <style:style style:name="WW8Num52z2" style:family="text">
      <style:text-properties style:font-name="Wingdings"/>
    </style:style>
    <style:style style:name="WW8Num52z0" style:family="text">
      <style:text-properties style:font-name="Symbol"/>
    </style:style>
    <style:style style:name="WW8Num44z1" style:family="text">
      <style:text-properties style:font-name="Courier New1" style:font-name-complex="Courier New1"/>
    </style:style>
    <style:style style:name="WW8Num44z2" style:family="text">
      <style:text-properties style:font-name="Wingdings"/>
    </style:style>
    <style:style style:name="WW8Num44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3z0" style:family="text">
      <style:text-properties style:font-name="Symbol"/>
    </style:style>
    <style:style style:name="WW8Num32z1" style:family="text">
      <style:text-properties style:font-name="Courier New1" style:font-name-complex="Courier New1"/>
    </style:style>
    <style:style style:name="WW8Num32z2" style:family="text">
      <style:text-properties style:font-name="Wingdings"/>
    </style:style>
    <style:style style:name="WW8Num32z0" style:family="text">
      <style:text-properties style:font-name="Symbol"/>
    </style:style>
    <style:style style:name="WW8Num22z1" style:family="text">
      <style:text-properties style:font-name="Courier New1" style:font-name-complex="Courier New1"/>
    </style:style>
    <style:style style:name="WW8Num22z2" style:family="text">
      <style:text-properties style:font-name="Wingdings"/>
    </style:style>
    <style:style style:name="WW8Num22z0" style:family="text">
      <style:text-properties style:font-name="Symbol"/>
    </style:style>
    <style:style style:name="WW8Num10z1" style:family="text">
      <style:text-properties style:font-name="Courier New1" style:font-name-complex="Courier New1"/>
    </style:style>
    <style:style style:name="WW8Num10z2" style:family="text">
      <style:text-properties style:font-name="Wingdings"/>
    </style:style>
    <style:style style:name="WW8Num10z0" style:family="text">
      <style:text-properties style:font-name="Symbol"/>
    </style:style>
    <style:style style:name="WW8Num23z1" style:family="text">
      <style:text-properties style:font-name="Courier New1" style:font-name-complex="Courier New1"/>
    </style:style>
    <style:style style:name="WW8Num23z2" style:family="text">
      <style:text-properties style:font-name="Wingdings"/>
    </style:style>
    <style:style style:name="WW8Num23z0" style:family="text">
      <style:text-properties style:font-name="Symbol"/>
    </style:style>
    <style:style style:name="WW8Num17z1" style:family="text">
      <style:text-properties style:font-name="Courier New1" style:font-name-complex="Courier New1"/>
    </style:style>
    <style:style style:name="WW8Num17z2" style:family="text">
      <style:text-properties style:font-name="Wingdings"/>
    </style:style>
    <style:style style:name="WW8Num17z0" style:family="text">
      <style:text-properties style:font-name="Symbol"/>
    </style:style>
    <style:style style:name="WW8Num46z1" style:family="text">
      <style:text-properties style:font-name="Courier New1" style:font-name-complex="Courier New1"/>
    </style:style>
    <style:style style:name="WW8Num46z2" style:family="text">
      <style:text-properties style:font-name="Wingdings"/>
    </style:style>
    <style:style style:name="WW8Num46z0" style:family="text">
      <style:text-properties style:font-name="Symbol"/>
    </style:style>
    <style:style style:name="WW8Num21z1" style:family="text">
      <style:text-properties style:font-name="Courier New1" style:font-name-complex="Courier New1"/>
    </style:style>
    <style:style style:name="WW8Num21z2" style:family="text">
      <style:text-properties style:font-name="Wingdings"/>
    </style:style>
    <style:style style:name="WW8Num21z0" style:family="text">
      <style:text-properties style:font-name="Symbol"/>
    </style:style>
    <style:style style:name="WW8Num30z1" style:family="text">
      <style:text-properties style:font-name="Courier New1" style:font-name-complex="Courier New1"/>
    </style:style>
    <style:style style:name="WW8Num30z2" style:family="text">
      <style:text-properties style:font-name="Wingdings"/>
    </style:style>
    <style:style style:name="WW8Num30z0" style:family="text">
      <style:text-properties style:font-name="Symbol"/>
    </style:style>
    <style:style style:name="WW8Num20z1" style:family="text">
      <style:text-properties style:font-name="Courier New1" style:font-name-complex="Courier New1"/>
    </style:style>
    <style:style style:name="WW8Num20z2" style:family="text">
      <style:text-properties style:font-name="Wingdings"/>
    </style:style>
    <style:style style:name="WW8Num20z0" style:family="text">
      <style:text-properties style:font-name="Symbol"/>
    </style:style>
    <style:style style:name="WW8Num7z1" style:family="text">
      <style:text-properties style:font-name="Courier New1" style:font-name-complex="Courier New1"/>
    </style:style>
    <style:style style:name="WW8Num7z2" style:family="text">
      <style:text-properties style:font-name="Wingdings"/>
    </style:style>
    <style:style style:name="WW8Num7z0" style:family="text">
      <style:text-properties style:font-name="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text:start-value="0">
        <style:list-level-properties text:list-level-position-and-space-mode="label-alignment">
          <style:list-level-label-alignment text:label-followed-by="space"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space" fo:text-indent="-1.778cm" fo:margin-left="1.778cm"/>
        </style:list-level-properties>
      </text:outline-level-style>
      <text:outline-level-style text:level="6" style:num-suffix="."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style:num-suffix="."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style:num-suffix="." style:num-format="1" text:display-levels="8">
        <style:list-level-properties text:list-level-position-and-space-mode="label-alignment">
          <style:list-level-label-alignment text:label-followed-by="space" fo:text-indent="-2.54cm" fo:margin-left="2.54cm"/>
        </style:list-level-properties>
      </text:outline-level-style>
      <text:outline-level-style text:level="9" style:num-suffix="." style:num-format="1" text:display-levels="9">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WW8Num3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3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5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5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5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5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4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4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4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4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2"/>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2"/>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018cm solid #000000" fo:border-bottom="non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title>Coding Conventions</text:title> - <text:subject>Java</text:subject><text:tab/><text:tab/> <text:page-number text:select-page="current">19</text:page-number> / <text:page-count>21</text:page-count></text:p>
      </style:footer>
    </style:master-page>
    <style:master-page style:name="First_20_Page" style:display-name="First Page" style:page-layout-name="Mpm2" style:next-style-name="Standard"/>
    <style:master-page style:name="Left_20_Page" style:display-name="Left Pag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2-01T10:32:60</meta:creation-date>
    <meta:editing-cycles>6</meta:editing-cycles>
    <meta:editing-duration>PT00H44M34S</meta:editing-duration>
    <dc:subject>Java</dc:subject>
    <dc:title>Coding Conventions</dc:title>
    <meta:generator>OpenOffice.org/3.1$Win32 OpenOffice.org_project/310m19$Build-9420</meta:generator>
    <meta:initial-creator>Daniel Ritz</meta:initial-creator>
    <dc:date>2010-12-01T11:17:35.94</dc:date>
    <dc:creator>Daniel Ritz</dc:creator>
    <meta:document-statistic meta:table-count="0" meta:image-count="0" meta:object-count="0" meta:page-count="21" meta:paragraph-count="547" meta:word-count="3843" meta:character-count="23188"/>
  </office:meta>
</office:document-meta>
</file>